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0.5618in"/>
    </style:style>
    <style:style style:name="co3" style:family="table-column">
      <style:table-column-properties fo:break-before="auto" style:column-width="0.6937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1.5965in"/>
    </style:style>
    <style:style style:name="co9" style:family="table-column">
      <style:table-column-properties fo:break-before="auto" style:column-width="1.1563in"/>
    </style:style>
    <style:style style:name="co10" style:family="table-column">
      <style:table-column-properties fo:break-before="auto" style:column-width="0.572in"/>
    </style:style>
    <style:style style:name="co11" style:family="table-column">
      <style:table-column-properties fo:break-before="auto" style:column-width="1.6299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1.0346in"/>
    </style:style>
    <style:style style:name="co14" style:family="table-column">
      <style:table-column-properties fo:break-before="auto" style:column-width="0.7929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0.2311in"/>
    </style:style>
    <style:style style:name="co17" style:family="table-column">
      <style:table-column-properties fo:break-before="auto" style:column-width="0.3744in"/>
    </style:style>
    <style:style style:name="co18" style:family="table-column">
      <style:table-column-properties fo:break-before="auto" style:column-width="0.4846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075in"/>
    </style:style>
    <style:style style:name="co21" style:family="table-column">
      <style:table-column-properties fo:break-before="auto" style:column-width="0.4291in"/>
    </style:style>
    <style:style style:name="co22" style:family="table-column">
      <style:table-column-properties fo:break-before="auto" style:column-width="0.352in"/>
    </style:style>
    <style:style style:name="co23" style:family="table-column">
      <style:table-column-properties fo:break-before="auto" style:column-width="0.3307in"/>
    </style:style>
    <style:style style:name="co24" style:family="table-column">
      <style:table-column-properties fo:break-before="auto" style:column-width="1.002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1.5638in"/>
    </style:style>
    <style:style style:name="co27" style:family="table-column">
      <style:table-column-properties fo:break-before="auto" style:column-width="0.9362in"/>
    </style:style>
    <style:style style:name="co28" style:family="table-column">
      <style:table-column-properties fo:break-before="auto" style:column-width="1.5417in"/>
    </style:style>
    <style:style style:name="co29" style:family="table-column">
      <style:table-column-properties fo:break-before="auto" style:column-width="0.7047in"/>
    </style:style>
    <style:style style:name="co30" style:family="table-column">
      <style:table-column-properties fo:break-before="auto" style:column-width="0.7484in"/>
    </style:style>
    <style:style style:name="co31" style:family="table-column">
      <style:table-column-properties fo:break-before="auto" style:column-width="0.7264in"/>
    </style:style>
    <style:style style:name="co32" style:family="table-column">
      <style:table-column-properties fo:break-before="auto" style:column-width="0.6827in"/>
    </style:style>
    <style:style style:name="co33" style:family="table-column">
      <style:table-column-properties fo:break-before="auto" style:column-width="0.4736in"/>
    </style:style>
    <style:style style:name="co34" style:family="table-column">
      <style:table-column-properties fo:break-before="auto" style:column-width="0.639in"/>
    </style:style>
    <style:style style:name="co35" style:family="table-column">
      <style:table-column-properties fo:break-before="auto" style:column-width="1.1016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1.1453in"/>
    </style:style>
    <style:style style:name="co38" style:family="table-column">
      <style:table-column-properties fo:break-before="auto" style:column-width="0.5173in"/>
    </style:style>
    <style:style style:name="co39" style:family="table-column">
      <style:table-column-properties fo:break-before="auto" style:column-width="1.072in"/>
    </style:style>
    <style:style style:name="co40" style:family="table-column">
      <style:table-column-properties fo:break-before="auto" style:column-width="1.2252in"/>
    </style:style>
    <style:style style:name="co41" style:family="table-column">
      <style:table-column-properties fo:break-before="auto" style:column-width="1.1181in"/>
    </style:style>
    <style:style style:name="co42" style:family="table-column">
      <style:table-column-properties fo:break-before="auto" style:column-width="1.1638in"/>
    </style:style>
    <style:style style:name="co43" style:family="table-column">
      <style:table-column-properties fo:break-before="auto" style:column-width="0.9874in"/>
    </style:style>
    <style:style style:name="co44" style:family="table-column">
      <style:table-column-properties fo:break-before="auto" style:column-width="1.2173in"/>
    </style:style>
    <style:style style:name="co45" style:family="table-column">
      <style:table-column-properties fo:break-before="auto" style:column-width="1.0417in"/>
    </style:style>
    <style:style style:name="co46" style:family="table-column">
      <style:table-column-properties fo:break-before="auto" style:column-width="1.0457in"/>
    </style:style>
    <style:style style:name="co47" style:family="table-column">
      <style:table-column-properties fo:break-before="auto" style:column-width="1.3102in"/>
    </style:style>
    <style:style style:name="co48" style:family="table-column">
      <style:table-column-properties fo:break-before="auto" style:column-width="1.1339in"/>
    </style:style>
    <style:style style:name="co49" style:family="table-column">
      <style:table-column-properties fo:break-before="auto" style:column-width="1.6846in"/>
    </style:style>
    <style:style style:name="co50" style:family="table-column">
      <style:table-column-properties fo:break-before="auto" style:column-width="0.7819in"/>
    </style:style>
    <style:style style:name="co51" style:family="table-column">
      <style:table-column-properties fo:break-before="auto" style:column-width="1.068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598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4535in" fo:break-before="auto" style:use-optimal-row-height="false"/>
    </style:style>
    <style:style style:name="ro9" style:family="table-row">
      <style:table-row-properties style:row-height="0.3362in" fo:break-before="auto" style:use-optimal-row-height="false"/>
    </style:style>
    <style:style style:name="ro10" style:family="table-row">
      <style:table-row-properties style:row-height="0.46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583in" fo:break-before="auto" style:use-optimal-row-height="false"/>
    </style:style>
    <style:style style:name="ro13" style:family="table-row">
      <style:table-row-properties style:row-height="0.2217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291in" fo:break-before="auto" style:use-optimal-row-height="false"/>
    </style:style>
    <style:style style:name="ro16" style:family="table-row">
      <style:table-row-properties style:row-height="0.2898in" fo:break-before="auto" style:use-optimal-row-height="false"/>
    </style:style>
    <style:style style:name="ro17" style:family="table-row">
      <style:table-row-properties style:row-height="0.3181in" fo:break-before="auto" style:use-optimal-row-height="false"/>
    </style:style>
    <style:style style:name="ro18" style:family="table-row">
      <style:table-row-properties style:row-height="0.2366in" fo:break-before="auto" style:use-optimal-row-height="false"/>
    </style:style>
    <style:style style:name="ro19" style:family="table-row">
      <style:table-row-properties style:row-height="0.3992in" fo:break-before="auto" style:use-optimal-row-height="false"/>
    </style:style>
    <style:style style:name="ro20" style:family="table-row">
      <style:table-row-properties style:row-height="0.3035in" fo:break-before="auto" style:use-optimal-row-height="false"/>
    </style:style>
    <style:style style:name="ro21" style:family="table-row">
      <style:table-row-properties style:row-height="0.3102in" fo:break-before="auto" style:use-optimal-row-height="false"/>
    </style:style>
    <style:style style:name="ro22" style:family="table-row">
      <style:table-row-properties style:row-height="0.3402in" fo:break-before="auto" style:use-optimal-row-height="false"/>
    </style:style>
    <style:style style:name="ro23" style:family="table-row">
      <style:table-row-properties style:row-height="0.2398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709in" fo:break-before="auto" style:use-optimal-row-height="false"/>
    </style:style>
    <style:style style:name="ta1" style:family="table" style:master-page-name="PageStyle_5f_exp1">
      <style:table-properties table:display="true" style:writing-mode="lr-tb"/>
    </style:style>
    <style:style style:name="ta2" style:family="table" style:master-page-name="PageStyle_5f_exp2">
      <style:table-properties table:display="true" style:writing-mode="lr-tb"/>
    </style:style>
    <style:style style:name="ta3" style:family="table" style:master-page-name="PageStyle_5f_exp3">
      <style:table-properties table:display="true" style:writing-mode="lr-tb"/>
    </style:style>
    <style:style style:name="ta4" style:family="table" style:master-page-name="PageStyle_5f_exp4">
      <style:table-properties table:display="true" style:writing-mode="lr-tb"/>
    </style:style>
    <style:style style:name="ta5" style:family="table" style:master-page-name="PageStyle_5f_exp5">
      <style:table-properties table:display="true" style:writing-mode="lr-tb"/>
    </style:style>
    <style:style style:name="ta6" style:family="table" style:master-page-name="PageStyle_5f_exp6">
      <style:table-properties table:display="true" style:writing-mode="lr-tb"/>
    </style:style>
    <style:style style:name="ta7" style:family="table" style:master-page-name="PageStyle_5f_exp7">
      <style:table-properties table:display="true" style:writing-mode="lr-tb"/>
    </style:style>
    <style:style style:name="ta8" style:family="table" style:master-page-name="PageStyle_5f_exp8">
      <style:table-properties table:display="true" style:writing-mode="lr-tb"/>
    </style:style>
    <style:style style:name="ta9" style:family="table" style:master-page-name="PageStyle_5f_exp9">
      <style:table-properties table:display="true" style:writing-mode="lr-tb"/>
    </style:style>
    <style:style style:name="ta10" style:family="table" style:master-page-name="PageStyle_5f_exp10">
      <style:table-properties table:display="true" style:writing-mode="lr-tb"/>
    </style:style>
    <style:style style:name="ta11" style:family="table" style:master-page-name="PageStyle_5f_exp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bottom"/>
      <style:paragraph-properties fo:text-align="center" fo:margin-left="0in"/>
      <style:text-properties style:font-name="Liberation Serif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style:font-name="Liberation Serif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erif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57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Liberation Serif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font-name="Liberation Serif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font-name="Liberation Serif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font-name="Liberation Serif"/>
    </style:style>
    <style:style style:name="ce77" style:family="table-cell" style:parent-style-name="Default">
      <style:table-cell-properties fo:border-bottom="0.74pt solid #000000" fo:border-left="none" fo:border-right="none" fo:border-top="0.74pt solid #000000"/>
    </style:style>
    <style:style style:name="ce7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ext-properties style:font-name="Liberation Serif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10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Liberation Serif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10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erif"/>
    </style:style>
    <style:style style:name="ce111" style:family="table-cell" style:parent-style-name="Default">
      <style:table-cell-properties style:diagonal-bl-tr="none" style:diagonal-tl-br="none" fo:border="0.74pt solid #000000" style:rotation-align="none"/>
      <style:text-properties style:font-name="Liberation Serif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style:font-name="Liberation Serif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b 58%"/>
    </style:style>
    <style:style style:name="T3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0% 100%"/>
    </style:style>
    <style:style style:name="T4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per 58%"/>
    </style:style>
    <style:style style:name="T5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sub 58%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super 58%"/>
    </style:style>
    <style:style style:name="T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b 58%"/>
    </style:style>
    <style:style style:name="T1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12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b 58%"/>
    </style:style>
    <style:style style:name="T14" style:family="text">
      <style:text-properties style:use-window-font-color="true" style:font-name="Cambria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 100%"/>
    </style:style>
    <style:style style:name="T15" style:family="text">
      <style:text-properties style:use-window-font-color="true" style:font-name="Times New Roman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style:use-window-font-color="true" style:font-name="Times New Roman" fo:font-size="11pt" fo:font-weight="bold" style:text-underline-style="none" style:text-underline-color="font-color" style:text-line-through-type="none" fo:font-style="normal" style:text-outline="false" fo:text-shadow="none" style:font-name-complex="Times New Roman" style:font-size-asian="11pt" style:font-size-complex="11pt" style:font-weight-asian="bold" style:font-weight-complex="bold" style:font-style-asian="normal" style:font-style-complex="normal" style:text-position="super 58%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style:text-position="super 58%"/>
    </style:style>
    <style:style style:name="T20" style:family="text">
      <style:text-properties fo:font-size="12pt" style:font-size-asian="12pt" style:font-size-complex="12pt" style:text-position="super 58%"/>
    </style:style>
    <style:style style:name="T21" style:family="text">
      <style:text-properties style:text-position="super 58%" style:use-window-font-color="true" style:font-name="Aparajita" fo:font-weight="bold" style:text-underline-style="none" style:text-underline-color="font-color" style:text-line-through-type="none" fo:font-style="normal" style:text-outline="false" fo:text-shadow="none" style:font-name-complex="Aparajita" style:font-weight-asian="bold" style:font-weight-complex="bold" style:font-style-asian="normal" style:font-style-complex="normal" style:font-size-complex="10pt" style:font-size-asian="10pt" fo:font-size="10pt"/>
    </style:style>
    <style:style style:name="T2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size-complex="10pt" style:font-size-asian="10pt" fo:font-size="10pt" style:font-name="Arial" style:text-position="0% 100%" style:font-name-complex="Arial"/>
    </style:style>
    <style:style style:name="T23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super 58%" style:font-name-complex="Arial" style:font-size-asian="10pt" style:font-size-complex="10pt" style:font-weight-asian="bold" style:font-weight-complex="bold" style:font-style-asian="normal" style:font-style-complex="normal"/>
    </style:style>
    <style:style style:name="T2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0% 100%"/>
    </style:style>
    <style:style style:name="T25" style:family="text">
      <style:text-properties style:text-position="super 58%" style:use-window-font-color="true" style:font-name="Aparajita" style:text-underline-style="none" style:text-underline-color="font-color" style:text-line-through-type="none" fo:font-style="normal" style:text-outline="false" fo:text-shadow="none" style:font-name-complex="Aparajita" style:font-weight-asian="bold" style:font-weight-complex="bold" style:font-style-asian="normal" style:font-style-complex="normal" style:font-size-complex="10pt" style:font-size-asian="10pt" fo:font-size="10pt"/>
    </style:style>
    <style:style style:name="T26" style:family="text">
      <style:text-properties style:use-window-font-color="true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size-complex="10pt" style:font-size-asian="10pt" fo:font-size="10pt" style:font-name="Arial" style:text-position="0% 100%" style:font-name-complex="Arial"/>
    </style:style>
    <style:style style:name="T27" style:family="text">
      <style:text-properties style:use-window-font-color="true" style:font-name="Cambria" fo:font-size="10pt" fo:font-weight="bold" style:text-underline-style="none" style:text-underline-color="font-color" style:text-line-through-type="none" fo:font-style="normal" style:text-outline="false" fo:text-shadow="none" style:text-position="super 58%" style:font-size-asian="10pt" style:font-size-complex="10pt" style:font-weight-asian="bold" style:font-weight-complex="bold" style:font-style-asian="normal" style:font-style-complex="normal"/>
    </style:style>
    <style:style style:name="T28" style:family="text">
      <style:text-properties style:use-window-font-color="true" style:font-name="Aparajita" fo:font-weight="bold" style:text-underline-style="none" style:text-underline-color="font-color" style:text-line-through-type="none" fo:font-style="normal" style:text-outline="false" fo:text-shadow="none" style:text-position="super 58%" style:font-name-complex="Aparajita" style:font-weight-asian="bold" style:font-weight-complex="bold" style:font-style-asian="normal" style:font-style-complex="normal" fo:font-size="12pt" style:font-size-asian="12pt" style:font-size-complex="12pt"/>
    </style:style>
    <style:style style:name="T29" style:family="text">
      <style:text-properties style:use-window-font-color="true" style:font-name="Aparajita" fo:font-weight="bold" style:text-underline-style="none" style:text-underline-color="font-color" style:text-line-through-type="none" fo:font-style="normal" style:text-outline="false" fo:text-shadow="none" style:text-position="super 58%" style:font-name-complex="Aparajita" style:font-weight-asian="bold" style:font-weight-complex="bold" style:font-style-asian="normal" style:font-style-complex="normal" style:font-size-complex="10pt" style:font-size-asian="10pt" fo:font-size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Page No.</text:p>
          </table:table-cell>
          <table:table-cell table:style-name="ce1" office:value-type="string" calcext:value-type="string">
            <text:p><text:span text:style-name="T1">No. Of Words(y</text:span><text:span text:style-name="T2">i</text:span><text:span text:style-name="T3">)</text:span></text:p>
          </table:table-cell>
          <table:table-cell table:style-name="ce1" office:value-type="string" calcext:value-type="string">
            <text:p><text:span text:style-name="T1">y</text:span><text:span text:style-name="T2">i</text:span><text:span text:style-name="T4">2</text:span>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D5]^2" office:value-type="float" office:value="676" calcext:value-type="float">
            <text:p>676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D6]^2" office:value-type="float" office:value="256" calcext:value-type="float">
            <text:p>256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D7]^2" office:value-type="float" office:value="1225" calcext:value-type="float">
            <text:p>1225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D8]^2" office:value-type="float" office:value="324" calcext:value-type="float">
            <text:p>324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D9]^2" office:value-type="float" office:value="324" calcext:value-type="float">
            <text:p>324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D10]^2" office:value-type="float" office:value="625" calcext:value-type="float">
            <text:p>625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D11]^2" office:value-type="float" office:value="841" calcext:value-type="float">
            <text:p>84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D12]^2" office:value-type="float" office:value="676" calcext:value-type="float">
            <text:p>676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D13]^2" office:value-type="float" office:value="256" calcext:value-type="float">
            <text:p>256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D14]^2" office:value-type="float" office:value="289" calcext:value-type="float">
            <text:p>289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5]^2" office:value-type="float" office:value="225" calcext:value-type="float">
            <text:p>225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D16]^2" office:value-type="float" office:value="121" calcext:value-type="float">
            <text:p>12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D17]^2" office:value-type="float" office:value="144" calcext:value-type="float">
            <text:p>144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D18]^2" office:value-type="float" office:value="169" calcext:value-type="float">
            <text:p>169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D19]^2" office:value-type="float" office:value="484" calcext:value-type="float">
            <text:p>484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D20]^2" office:value-type="float" office:value="64" calcext:value-type="float">
            <text:p>64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D21]^2" office:value-type="float" office:value="1089" calcext:value-type="float">
            <text:p>1089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D22]^2" office:value-type="float" office:value="64" calcext:value-type="float">
            <text:p>64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D23]^2" office:value-type="float" office:value="361" calcext:value-type="float">
            <text:p>36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D24]^2" office:value-type="float" office:value="1156" calcext:value-type="float">
            <text:p>1156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D25]^2" office:value-type="float" office:value="361" calcext:value-type="float">
            <text:p>36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D26]^2" office:value-type="float" office:value="961" calcext:value-type="float">
            <text:p>96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7]^2" office:value-type="float" office:value="576" calcext:value-type="float">
            <text:p>576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D28]^2" office:value-type="float" office:value="625" calcext:value-type="float">
            <text:p>625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9]^2" office:value-type="float" office:value="225" calcext:value-type="float">
            <text:p>225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D30]^2" office:value-type="float" office:value="841" calcext:value-type="float">
            <text:p>84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D31]^2" office:value-type="float" office:value="961" calcext:value-type="float">
            <text:p>961</text:p>
          </table:table-cell>
          <table:table-cell table:number-columns-repeated="16379"/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2]^2" office:value-type="float" office:value="576" calcext:value-type="float">
            <text:p>576</text:p>
          </table:table-cell>
          <table:table-cell table:number-columns-repeated="16379"/>
        </table:table-row>
        <table:table-row table:style-name="ro4">
          <table:table-cell/>
          <table:table-cell table:style-name="ce3"/>
          <table:table-cell table:style-name="ce1" office:value-type="string" calcext:value-type="string">
            <text:p>Total</text:p>
          </table:table-cell>
          <table:table-cell table:style-name="ce1" table:formula="of:=SUM([.D5:.D32])" office:value-type="float" office:value="599" calcext:value-type="float">
            <text:p>599</text:p>
          </table:table-cell>
          <table:table-cell table:style-name="ce1" table:formula="of:=SUM([.E5:.E32])" office:value-type="float" office:value="14495" calcext:value-type="float">
            <text:p>14495</text:p>
          </table:table-cell>
          <table:table-cell table:number-columns-repeated="16379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6381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<text:span text:style-name="T5">Signature Per Sheet(y</text:span><text:span text:style-name="T6">i</text:span><text:span text:style-name="T7">)</text:span></text:p>
          </table:table-cell>
          <table:table-cell table:style-name="ce4" office:value-type="string" calcext:value-type="string">
            <text:p><text:span text:style-name="T5">No. Of Sheets(f</text:span><text:span text:style-name="T6">i</text:span><text:span text:style-name="T7">)</text:span></text:p>
          </table:table-cell>
          <table:table-cell table:style-name="ce4" office:value-type="string" calcext:value-type="string">
            <text:p><text:span text:style-name="T5">f</text:span><text:span text:style-name="T6">i</text:span><text:span text:style-name="T7">y</text:span><text:span text:style-name="T6">i</text:span></text:p>
          </table:table-cell>
          <table:table-cell table:style-name="ce4" office:value-type="string" calcext:value-type="string">
            <text:p><text:span text:style-name="T5">f</text:span><text:span text:style-name="T6">i</text:span><text:span text:style-name="T7">y</text:span><text:span text:style-name="T6">i</text:span><text:span text:style-name="T8">2</text:span>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PRODUCT([.C5];[.B5])" office:value-type="float" office:value="250" calcext:value-type="float">
            <text:p>250</text:p>
          </table:table-cell>
          <table:table-cell table:style-name="ce4" table:formula="of:=PRODUCT([.C5];[.B5]^2)" office:value-type="float" office:value="12500" calcext:value-type="float">
            <text:p>12500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48" calcext:value-type="float">
            <text:p>4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PRODUCT([.C6];[.B6])" office:value-type="float" office:value="336" calcext:value-type="float">
            <text:p>336</text:p>
          </table:table-cell>
          <table:table-cell table:style-name="ce4" table:formula="of:=PRODUCT([.C6];[.B6]^2)" office:value-type="float" office:value="16128" calcext:value-type="float">
            <text:p>16128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PRODUCT([.C7];[.B7])" office:value-type="float" office:value="135" calcext:value-type="float">
            <text:p>135</text:p>
          </table:table-cell>
          <table:table-cell table:style-name="ce4" table:formula="of:=PRODUCT([.C7];[.B7]^2)" office:value-type="float" office:value="6075" calcext:value-type="float">
            <text:p>6075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C8];[.B8])" office:value-type="float" office:value="86" calcext:value-type="float">
            <text:p>86</text:p>
          </table:table-cell>
          <table:table-cell table:style-name="ce4" table:formula="of:=PRODUCT([.C8];[.B8]^2)" office:value-type="float" office:value="3698" calcext:value-type="float">
            <text:p>3698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41" calcext:value-type="float">
            <text:p>4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PRODUCT([.C9];[.B9])" office:value-type="float" office:value="123" calcext:value-type="float">
            <text:p>123</text:p>
          </table:table-cell>
          <table:table-cell table:style-name="ce4" table:formula="of:=PRODUCT([.C9];[.B9]^2)" office:value-type="float" office:value="5043" calcext:value-type="float">
            <text:p>5043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C10];[.B10])" office:value-type="float" office:value="78" calcext:value-type="float">
            <text:p>78</text:p>
          </table:table-cell>
          <table:table-cell table:style-name="ce4" table:formula="of:=PRODUCT([.C10];[.B10]^2)" office:value-type="float" office:value="3042" calcext:value-type="float">
            <text:p>3042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C11];[.B11])" office:value-type="float" office:value="70" calcext:value-type="float">
            <text:p>70</text:p>
          </table:table-cell>
          <table:table-cell table:style-name="ce4" table:formula="of:=PRODUCT([.C11];[.B11]^2)" office:value-type="float" office:value="2450" calcext:value-type="float">
            <text:p>2450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C12];[.B12])" office:value-type="float" office:value="64" calcext:value-type="float">
            <text:p>64</text:p>
          </table:table-cell>
          <table:table-cell table:style-name="ce4" table:formula="of:=PRODUCT([.C12];[.B12]^2)" office:value-type="float" office:value="2048" calcext:value-type="float">
            <text:p>2048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PRODUCT([.C13];[.B13])" office:value-type="float" office:value="30" calcext:value-type="float">
            <text:p>30</text:p>
          </table:table-cell>
          <table:table-cell table:style-name="ce4" table:formula="of:=PRODUCT([.C13];[.B13]^2)" office:value-type="float" office:value="900" calcext:value-type="float">
            <text:p>900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PRODUCT([.C14];[.B14])" office:value-type="float" office:value="29" calcext:value-type="float">
            <text:p>29</text:p>
          </table:table-cell>
          <table:table-cell table:style-name="ce4" table:formula="of:=PRODUCT([.C14];[.B14]^2)" office:value-type="float" office:value="841" calcext:value-type="float">
            <text:p>841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PRODUCT([.C15];[.B15])" office:value-type="float" office:value="75" calcext:value-type="float">
            <text:p>75</text:p>
          </table:table-cell>
          <table:table-cell table:style-name="ce4" table:formula="of:=PRODUCT([.C15];[.B15]^2)" office:value-type="float" office:value="1875" calcext:value-type="float">
            <text:p>1875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C16];[.B16])" office:value-type="float" office:value="44" calcext:value-type="float">
            <text:p>44</text:p>
          </table:table-cell>
          <table:table-cell table:style-name="ce4" table:formula="of:=PRODUCT([.C16];[.B16]^2)" office:value-type="float" office:value="968" calcext:value-type="float">
            <text:p>968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PRODUCT([.C17];[.B17])" office:value-type="float" office:value="16" calcext:value-type="float">
            <text:p>16</text:p>
          </table:table-cell>
          <table:table-cell table:style-name="ce4" table:formula="of:=PRODUCT([.C17];[.B17]^2)" office:value-type="float" office:value="256" calcext:value-type="float">
            <text:p>256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C18];[.B18])" office:value-type="float" office:value="8" calcext:value-type="float">
            <text:p>8</text:p>
          </table:table-cell>
          <table:table-cell table:style-name="ce4" table:formula="of:=PRODUCT([.C18];[.B18]^2)" office:value-type="float" office:value="32" calcext:value-type="float">
            <text:p>32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PRODUCT([.C19];[.B19])" office:value-type="float" office:value="12" calcext:value-type="float">
            <text:p>12</text:p>
          </table:table-cell>
          <table:table-cell table:style-name="ce4" table:formula="of:=PRODUCT([.C19];[.B19]^2)" office:value-type="float" office:value="36" calcext:value-type="float">
            <text:p>36</text:p>
          </table:table-cell>
          <table:table-cell table:number-columns-repeated="16379"/>
        </table:table-row>
        <table:table-row table:style-name="ro3"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C5:.C19])" office:value-type="float" office:value="40" calcext:value-type="float">
            <text:p>40</text:p>
          </table:table-cell>
          <table:table-cell table:style-name="ce4" table:formula="of:=SUM([.D5:.D19])" office:value-type="float" office:value="1356" calcext:value-type="float">
            <text:p>1356</text:p>
          </table:table-cell>
          <table:table-cell table:style-name="ce4" table:formula="of:=SUM([.E5:.E19])" office:value-type="float" office:value="55892" calcext:value-type="float">
            <text:p>55892</text:p>
          </table:table-cell>
          <table:table-cell table:number-columns-repeated="16379"/>
        </table:table-row>
        <table:table-row table:style-name="ro3" table:number-rows-repeated="7">
          <table:table-cell/>
          <table:table-cell table:style-name="ce5" table:number-columns-repeated="4"/>
          <table:table-cell table:number-columns-repeated="16379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3" table:style-name="ta3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6377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Sr. No.</text:p>
          </table:table-cell>
          <table:table-cell table:style-name="ce4" office:value-type="string" calcext:value-type="string">
            <text:p>Population in Thousands</text:p>
          </table:table-cell>
          <table:table-cell table:style-name="ce4" office:value-type="string" calcext:value-type="string">
            <text:p><text:span text:style-name="T5">y</text:span><text:span text:style-name="T6">i</text:span></text:p>
          </table:table-cell>
          <table:table-cell table:style-name="ce4" office:value-type="string" calcext:value-type="string">
            <text:p><text:span text:style-name="T5">No. Of Cities(f</text:span><text:span text:style-name="T6">i</text:span><text:span text:style-name="T7">)</text:span></text:p>
          </table:table-cell>
          <table:table-cell table:style-name="ce4" office:value-type="string" calcext:value-type="string">
            <text:p><text:span text:style-name="T5">f</text:span><text:span text:style-name="T6">i</text:span><text:span text:style-name="T7">y</text:span><text:span text:style-name="T6">i</text:span></text:p>
          </table:table-cell>
          <table:table-cell table:style-name="ce4" office:value-type="string" calcext:value-type="string">
            <text:p><text:span text:style-name="T5">f</text:span><text:span text:style-name="T6">i</text:span><text:span text:style-name="T7">y</text:span><text:span text:style-name="T6">i</text:span><text:span text:style-name="T8">2</text:span>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50 + (ROW([.A1])-1)*50 &amp; &quot;-&quot; &amp; 100 + (ROW([.A1])-1)*50" office:value-type="string" office:string-value="50-100" calcext:value-type="string">
            <text:p>50-100</text:p>
          </table:table-cell>
          <table:table-cell table:style-name="ce4" table:formula="of:=(LEFT([.C5];FIND(&quot;-&quot;;[.C5])-1)+MID([.C5];FIND(&quot;-&quot;;[.C5])+1;LEN([.C5])))/2" office:value-type="float" office:value="75" calcext:value-type="float">
            <text:p>75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PRODUCT([.E5];[.D5])" office:value-type="float" office:value="1875" calcext:value-type="float">
            <text:p>1875</text:p>
          </table:table-cell>
          <table:table-cell table:style-name="ce4" table:formula="of:=PRODUCT([.E5];[.D5]^2)" office:value-type="float" office:value="140625" calcext:value-type="float">
            <text:p>14062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50 + (ROW([.A2])-1)*50 &amp; &quot;-&quot; &amp; 100 + (ROW([.A2])-1)*50" office:value-type="string" office:string-value="100-150" calcext:value-type="string">
            <text:p>100-150</text:p>
          </table:table-cell>
          <table:table-cell table:style-name="ce4" table:formula="of:=(LEFT([.C6];FIND(&quot;-&quot;;[.C6])-1)+MID([.C6];FIND(&quot;-&quot;;[.C6])+1;LEN([.C6])))/2" office:value-type="float" office:value="125" calcext:value-type="float">
            <text:p>125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PRODUCT([.E6];[.D6])" office:value-type="float" office:value="2375" calcext:value-type="float">
            <text:p>2375</text:p>
          </table:table-cell>
          <table:table-cell table:style-name="ce4" table:formula="of:=PRODUCT([.E6];[.D6]^2)" office:value-type="float" office:value="296875" calcext:value-type="float">
            <text:p>29687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50 + (ROW([.A3])-1)*50 &amp; &quot;-&quot; &amp; 100 + (ROW([.A3])-1)*50" office:value-type="string" office:string-value="150-200" calcext:value-type="string">
            <text:p>150-200</text:p>
          </table:table-cell>
          <table:table-cell table:style-name="ce4" table:formula="of:=(LEFT([.C7];FIND(&quot;-&quot;;[.C7])-1)+MID([.C7];FIND(&quot;-&quot;;[.C7])+1;LEN([.C7])))/2" office:value-type="float" office:value="175" calcext:value-type="float">
            <text:p>175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PRODUCT([.E7];[.D7])" office:value-type="float" office:value="2625" calcext:value-type="float">
            <text:p>2625</text:p>
          </table:table-cell>
          <table:table-cell table:style-name="ce4" table:formula="of:=PRODUCT([.E7];[.D7]^2)" office:value-type="float" office:value="459375" calcext:value-type="float">
            <text:p>45937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50 + (ROW([.A4])-1)*50 &amp; &quot;-&quot; &amp; 100 + (ROW([.A4])-1)*50" office:value-type="string" office:string-value="200-250" calcext:value-type="string">
            <text:p>200-250</text:p>
          </table:table-cell>
          <table:table-cell table:style-name="ce4" table:formula="of:=(LEFT([.C8];FIND(&quot;-&quot;;[.C8])-1)+MID([.C8];FIND(&quot;-&quot;;[.C8])+1;LEN([.C8])))/2" office:value-type="float" office:value="225" calcext:value-type="float">
            <text:p>22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PRODUCT([.E8];[.D8])" office:value-type="float" office:value="2925" calcext:value-type="float">
            <text:p>2925</text:p>
          </table:table-cell>
          <table:table-cell table:style-name="ce4" table:formula="of:=PRODUCT([.E8];[.D8]^2)" office:value-type="float" office:value="658125" calcext:value-type="float">
            <text:p>65812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50 + (ROW([.A5])-1)*50 &amp; &quot;-&quot; &amp; 100 + (ROW([.A5])-1)*50" office:value-type="string" office:string-value="250-300" calcext:value-type="string">
            <text:p>250-300</text:p>
          </table:table-cell>
          <table:table-cell table:style-name="ce4" table:formula="of:=(LEFT([.C9];FIND(&quot;-&quot;;[.C9])-1)+MID([.C9];FIND(&quot;-&quot;;[.C9])+1;LEN([.C9])))/2" office:value-type="float" office:value="275" calcext:value-type="float">
            <text:p>27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PRODUCT([.E9];[.D9])" office:value-type="float" office:value="6050" calcext:value-type="float">
            <text:p>6050</text:p>
          </table:table-cell>
          <table:table-cell table:style-name="ce4" table:formula="of:=PRODUCT([.E9];[.D9]^2)" office:value-type="float" office:value="1663750" calcext:value-type="float">
            <text:p>166375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6" calcext:value-type="float">
            <text:p>6</text:p>
          </table:table-cell>
          <table:table-cell table:style-name="ce4" table:formula="of:=50 + (ROW([.A6])-1)*50 &amp; &quot;-&quot; &amp; 100 + (ROW([.A6])-1)*50" office:value-type="string" office:string-value="300-350" calcext:value-type="string">
            <text:p>300-350</text:p>
          </table:table-cell>
          <table:table-cell table:style-name="ce4" table:formula="of:=(LEFT([.C10];FIND(&quot;-&quot;;[.C10])-1)+MID([.C10];FIND(&quot;-&quot;;[.C10])+1;LEN([.C10])))/2" office:value-type="float" office:value="325" calcext:value-type="float">
            <text:p>325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PRODUCT([.E10];[.D10])" office:value-type="float" office:value="10400" calcext:value-type="float">
            <text:p>10400</text:p>
          </table:table-cell>
          <table:table-cell table:style-name="ce4" table:formula="of:=PRODUCT([.E10];[.D10]^2)" office:value-type="float" office:value="3380000" calcext:value-type="float">
            <text:p>338000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4" table:formula="of:=50 + (ROW([.A7])-1)*50 &amp; &quot;-&quot; &amp; 100 + (ROW([.A7])-1)*50" office:value-type="string" office:string-value="350-400" calcext:value-type="string">
            <text:p>350-400</text:p>
          </table:table-cell>
          <table:table-cell table:style-name="ce4" table:formula="of:=(LEFT([.C11];FIND(&quot;-&quot;;[.C11])-1)+MID([.C11];FIND(&quot;-&quot;;[.C11])+1;LEN([.C11])))/2" office:value-type="float" office:value="375" calcext:value-type="float">
            <text:p>375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PRODUCT([.E11];[.D11])" office:value-type="float" office:value="5625" calcext:value-type="float">
            <text:p>5625</text:p>
          </table:table-cell>
          <table:table-cell table:style-name="ce4" table:formula="of:=PRODUCT([.E11];[.D11]^2)" office:value-type="float" office:value="2109375" calcext:value-type="float">
            <text:p>210937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8" calcext:value-type="float">
            <text:p>8</text:p>
          </table:table-cell>
          <table:table-cell table:style-name="ce4" table:formula="of:=50 + (ROW([.A8])-1)*50 &amp; &quot;-&quot; &amp; 100 + (ROW([.A8])-1)*50" office:value-type="string" office:string-value="400-450" calcext:value-type="string">
            <text:p>400-450</text:p>
          </table:table-cell>
          <table:table-cell table:style-name="ce4" table:formula="of:=(LEFT([.C12];FIND(&quot;-&quot;;[.C12])-1)+MID([.C12];FIND(&quot;-&quot;;[.C12])+1;LEN([.C12])))/2" office:value-type="float" office:value="425" calcext:value-type="float">
            <text:p>42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PRODUCT([.E12];[.D12])" office:value-type="float" office:value="7225" calcext:value-type="float">
            <text:p>7225</text:p>
          </table:table-cell>
          <table:table-cell table:style-name="ce4" table:formula="of:=PRODUCT([.E12];[.D12]^2)" office:value-type="float" office:value="3070625" calcext:value-type="float">
            <text:p>307062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9" calcext:value-type="float">
            <text:p>9</text:p>
          </table:table-cell>
          <table:table-cell table:style-name="ce4" table:formula="of:=50 + (ROW([.A9])-1)*50 &amp; &quot;-&quot; &amp; 100 + (ROW([.A9])-1)*50" office:value-type="string" office:string-value="450-500" calcext:value-type="string">
            <text:p>450-500</text:p>
          </table:table-cell>
          <table:table-cell table:style-name="ce4" table:formula="of:=(LEFT([.C13];FIND(&quot;-&quot;;[.C13])-1)+MID([.C13];FIND(&quot;-&quot;;[.C13])+1;LEN([.C13])))/2" office:value-type="float" office:value="475" calcext:value-type="float">
            <text:p>475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PRODUCT([.E13];[.D13])" office:value-type="float" office:value="5225" calcext:value-type="float">
            <text:p>5225</text:p>
          </table:table-cell>
          <table:table-cell table:style-name="ce4" table:formula="of:=PRODUCT([.E13];[.D13]^2)" office:value-type="float" office:value="2481875" calcext:value-type="float">
            <text:p>248187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50 + (ROW([.A10])-1)*50 &amp; &quot;-&quot; &amp; 100 + (ROW([.A10])-1)*50" office:value-type="string" office:string-value="500-550" calcext:value-type="string">
            <text:p>500-550</text:p>
          </table:table-cell>
          <table:table-cell table:style-name="ce4" table:formula="of:=(LEFT([.C14];FIND(&quot;-&quot;;[.C14])-1)+MID([.C14];FIND(&quot;-&quot;;[.C14])+1;LEN([.C14])))/2" office:value-type="float" office:value="525" calcext:value-type="float">
            <text:p>525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PRODUCT([.E14];[.D14])" office:value-type="float" office:value="4200" calcext:value-type="float">
            <text:p>4200</text:p>
          </table:table-cell>
          <table:table-cell table:style-name="ce4" table:formula="of:=PRODUCT([.E14];[.D14]^2)" office:value-type="float" office:value="2205000" calcext:value-type="float">
            <text:p>220500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1" calcext:value-type="float">
            <text:p>11</text:p>
          </table:table-cell>
          <table:table-cell table:style-name="ce4" table:formula="of:=50 + (ROW([.A11])-1)*50 &amp; &quot;-&quot; &amp; 100 + (ROW([.A11])-1)*50" office:value-type="string" office:string-value="550-600" calcext:value-type="string">
            <text:p>550-600</text:p>
          </table:table-cell>
          <table:table-cell table:style-name="ce4" table:formula="of:=(LEFT([.C15];FIND(&quot;-&quot;;[.C15])-1)+MID([.C15];FIND(&quot;-&quot;;[.C15])+1;LEN([.C15])))/2" office:value-type="float" office:value="575" calcext:value-type="float">
            <text:p>575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PRODUCT([.E15];[.D15])" office:value-type="float" office:value="3450" calcext:value-type="float">
            <text:p>3450</text:p>
          </table:table-cell>
          <table:table-cell table:style-name="ce4" table:formula="of:=PRODUCT([.E15];[.D15]^2)" office:value-type="float" office:value="1983750" calcext:value-type="float">
            <text:p>198375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2" calcext:value-type="float">
            <text:p>12</text:p>
          </table:table-cell>
          <table:table-cell table:style-name="ce4" table:formula="of:=50 + (ROW([.A12])-1)*50 &amp; &quot;-&quot; &amp; 100 + (ROW([.A12])-1)*50" office:value-type="string" office:string-value="600-650" calcext:value-type="string">
            <text:p>600-650</text:p>
          </table:table-cell>
          <table:table-cell table:style-name="ce4" table:formula="of:=(LEFT([.C16];FIND(&quot;-&quot;;[.C16])-1)+MID([.C16];FIND(&quot;-&quot;;[.C16])+1;LEN([.C16])))/2" office:value-type="float" office:value="625" calcext:value-type="float">
            <text:p>6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E16];[.D16])" office:value-type="float" office:value="1250" calcext:value-type="float">
            <text:p>1250</text:p>
          </table:table-cell>
          <table:table-cell table:style-name="ce4" table:formula="of:=PRODUCT([.E16];[.D16]^2)" office:value-type="float" office:value="781250" calcext:value-type="float">
            <text:p>78125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3" calcext:value-type="float">
            <text:p>13</text:p>
          </table:table-cell>
          <table:table-cell table:style-name="ce4" table:formula="of:=50 + (ROW([.A13])-1)*50 &amp; &quot;-&quot; &amp; 100 + (ROW([.A13])-1)*50" office:value-type="string" office:string-value="650-700" calcext:value-type="string">
            <text:p>650-700</text:p>
          </table:table-cell>
          <table:table-cell table:style-name="ce4" table:formula="of:=(LEFT([.C17];FIND(&quot;-&quot;;[.C17])-1)+MID([.C17];FIND(&quot;-&quot;;[.C17])+1;LEN([.C17])))/2" office:value-type="float" office:value="675" calcext:value-type="float">
            <text:p>67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PRODUCT([.E17];[.D17])" office:value-type="float" office:value="675" calcext:value-type="float">
            <text:p>675</text:p>
          </table:table-cell>
          <table:table-cell table:style-name="ce4" table:formula="of:=PRODUCT([.E17];[.D17]^2)" office:value-type="float" office:value="455625" calcext:value-type="float">
            <text:p>45562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4" calcext:value-type="float">
            <text:p>14</text:p>
          </table:table-cell>
          <table:table-cell table:style-name="ce4" table:formula="of:=50 + (ROW([.A14])-1)*50 &amp; &quot;-&quot; &amp; 100 + (ROW([.A14])-1)*50" office:value-type="string" office:string-value="700-750" calcext:value-type="string">
            <text:p>700-750</text:p>
          </table:table-cell>
          <table:table-cell table:style-name="ce4" table:formula="of:=(LEFT([.C18];FIND(&quot;-&quot;;[.C18])-1)+MID([.C18];FIND(&quot;-&quot;;[.C18])+1;LEN([.C18])))/2" office:value-type="float" office:value="725" calcext:value-type="float">
            <text:p>72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PRODUCT([.E18];[.D18])" office:value-type="float" office:value="2175" calcext:value-type="float">
            <text:p>2175</text:p>
          </table:table-cell>
          <table:table-cell table:style-name="ce4" table:formula="of:=PRODUCT([.E18];[.D18]^2)" office:value-type="float" office:value="1576875" calcext:value-type="float">
            <text:p>1576875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750-950</text:p>
          </table:table-cell>
          <table:table-cell table:style-name="ce4" table:formula="of:=(LEFT([.C19];FIND(&quot;-&quot;;[.C19])-1)+MID([.C19];FIND(&quot;-&quot;;[.C19])+1;LEN([.C19])))/2" office:value-type="float" office:value="850" calcext:value-type="float">
            <text:p>85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E19];[.D19])" office:value-type="float" office:value="1700" calcext:value-type="float">
            <text:p>1700</text:p>
          </table:table-cell>
          <table:table-cell table:style-name="ce4" table:formula="of:=PRODUCT([.E19];[.D19]^2)" office:value-type="float" office:value="1445000" calcext:value-type="float">
            <text:p>144500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950-1150</text:p>
          </table:table-cell>
          <table:table-cell table:style-name="ce4" table:formula="of:=(LEFT([.C20];FIND(&quot;-&quot;;[.C20])-1)+MID([.C20];FIND(&quot;-&quot;;[.C20])+1;LEN([.C20])))/2" office:value-type="float" office:value="1050" calcext:value-type="float">
            <text:p>10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PRODUCT([.E20];[.D20])" office:value-type="float" office:value="3150" calcext:value-type="float">
            <text:p>3150</text:p>
          </table:table-cell>
          <table:table-cell table:style-name="ce4" table:formula="of:=PRODUCT([.E20];[.D20]^2)" office:value-type="float" office:value="3307500" calcext:value-type="float">
            <text:p>330750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1150-1400</text:p>
          </table:table-cell>
          <table:table-cell table:style-name="ce4" table:formula="of:=(LEFT([.C21];FIND(&quot;-&quot;;[.C21])-1)+MID([.C21];FIND(&quot;-&quot;;[.C21])+1;LEN([.C21])))/2" office:value-type="float" office:value="1275" calcext:value-type="float">
            <text:p>127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E21];[.D21])" office:value-type="float" office:value="2550" calcext:value-type="float">
            <text:p>2550</text:p>
          </table:table-cell>
          <table:table-cell table:style-name="ce4" table:formula="of:=PRODUCT([.E21];[.D21]^2)" office:value-type="float" office:value="3251250" calcext:value-type="float">
            <text:p>325125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1400-1900</text:p>
          </table:table-cell>
          <table:table-cell table:style-name="ce4" table:formula="of:=(LEFT([.C22];FIND(&quot;-&quot;;[.C22])-1)+MID([.C22];FIND(&quot;-&quot;;[.C22])+1;LEN([.C22])))/2" office:value-type="float" office:value="1650" calcext:value-type="float">
            <text:p>165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PRODUCT([.E22];[.D22])" office:value-type="float" office:value="1650" calcext:value-type="float">
            <text:p>1650</text:p>
          </table:table-cell>
          <table:table-cell table:style-name="ce4" table:formula="of:=PRODUCT([.E22];[.D22]^2)" office:value-type="float" office:value="2722500" calcext:value-type="float">
            <text:p>272250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1900-2150</text:p>
          </table:table-cell>
          <table:table-cell table:style-name="ce4" table:formula="of:=(LEFT([.C23];FIND(&quot;-&quot;;[.C23])-1)+MID([.C23];FIND(&quot;-&quot;;[.C23])+1;LEN([.C23])))/2" office:value-type="float" office:value="2025" calcext:value-type="float">
            <text:p>20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E23];[.D23])" office:value-type="float" office:value="4050" calcext:value-type="float">
            <text:p>4050</text:p>
          </table:table-cell>
          <table:table-cell table:style-name="ce4" table:formula="of:=PRODUCT([.E23];[.D23]^2)" office:value-type="float" office:value="8201250" calcext:value-type="float">
            <text:p>8201250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150-2500</text:p>
          </table:table-cell>
          <table:table-cell table:style-name="ce4" table:formula="of:=(LEFT([.C24];FIND(&quot;-&quot;;[.C24])-1)+MID([.C24];FIND(&quot;-&quot;;[.C24])+1;LEN([.C24])))/2" office:value-type="float" office:value="2325" calcext:value-type="float">
            <text:p>232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PRODUCT([.E24];[.D24])" office:value-type="float" office:value="4650" calcext:value-type="float">
            <text:p>4650</text:p>
          </table:table-cell>
          <table:table-cell table:style-name="ce4" table:formula="of:=PRODUCT([.E24];[.D24]^2)" office:value-type="float" office:value="10811250" calcext:value-type="float">
            <text:p>10811250</text:p>
          </table:table-cell>
          <table:table-cell table:number-columns-repeated="1637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Total</text:p>
          </table:table-cell>
          <table:table-cell table:style-name="ce4" table:formula="of:=SUM([.E5:.E24])" office:value-type="float" office:value="201" calcext:value-type="float">
            <text:p>201</text:p>
          </table:table-cell>
          <table:table-cell table:style-name="ce4" table:formula="of:=SUM([.F5:.F24])" office:value-type="float" office:value="73825" calcext:value-type="float">
            <text:p>73825</text:p>
          </table:table-cell>
          <table:table-cell table:style-name="ce4" table:formula="of:=SUM([.G5:.G24])" office:value-type="float" office:value="51001875" calcext:value-type="float">
            <text:p>51001875</text:p>
          </table:table-cell>
          <table:table-cell table:number-columns-repeated="16377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4" table:style-name="ta4">
        <table:table-column table:style-name="co7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5" table:style-name="ta5">
        <table:table-column table:style-name="co7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3">
          <table:table-cell table:number-columns-repeated="2"/>
          <table:table-cell table:style-name="ce4"/>
          <table:table-cell table:style-name="ce7" office:value-type="string" calcext:value-type="string">
            <text:p><text:span text:style-name="T1">1</text:span><text:span text:style-name="T4">st</text:span><text:span text:style-name="T3"> Stratum</text:span></text:p>
          </table:table-cell>
          <table:table-cell table:style-name="ce4"/>
          <table:table-cell table:number-columns-repeated="2"/>
          <table:table-cell table:style-name="ce4"/>
          <table:table-cell table:style-name="ce7" office:value-type="string" calcext:value-type="string">
            <text:p><text:span text:style-name="T1">2</text:span><text:span text:style-name="T4">nd</text:span><text:span text:style-name="T3"> Stratum</text:span></text:p>
          </table:table-cell>
          <table:table-cell table:style-name="ce4"/>
          <table:table-cell table:number-columns-repeated="16374"/>
        </table:table-row>
        <table:table-row table:style-name="ro3">
          <table:table-cell table:number-columns-repeated="2"/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<text:span text:style-name="T5">y</text:span><text:span text:style-name="T6">i</text:span></text:p>
          </table:table-cell>
          <table:table-cell table:style-name="ce6" office:value-type="string" calcext:value-type="string">
            <text:p><text:span text:style-name="T9">y</text:span><text:span text:style-name="T10">i</text:span><text:span text:style-name="T11">2</text:span></text:p>
          </table:table-cell>
          <table:table-cell table:number-columns-repeated="2"/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<text:span text:style-name="T5">y</text:span><text:span text:style-name="T6">i</text:span></text:p>
          </table:table-cell>
          <table:table-cell table:style-name="ce6" office:value-type="string" calcext:value-type="string">
            <text:p><text:span text:style-name="T9">y</text:span><text:span text:style-name="T10">i</text:span><text:span text:style-name="T11">2</text:span>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table:formula="of:=[.D6]^2" office:value-type="float" office:value="1210000" calcext:value-type="float">
            <text:p>121000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659" calcext:value-type="float">
            <text:p>659</text:p>
          </table:table-cell>
          <table:table-cell table:style-name="ce6" table:formula="of:=[.I6]^2" office:value-type="float" office:value="434281" calcext:value-type="float">
            <text:p>43428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table:formula="of:=[.D7]^2" office:value-type="float" office:value="1164241" calcext:value-type="float">
            <text:p>1164241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652" calcext:value-type="float">
            <text:p>652</text:p>
          </table:table-cell>
          <table:table-cell table:style-name="ce6" table:formula="of:=[.I7]^2" office:value-type="float" office:value="425104" calcext:value-type="float">
            <text:p>425104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963" calcext:value-type="float">
            <text:p>963</text:p>
          </table:table-cell>
          <table:table-cell table:style-name="ce6" table:formula="of:=[.D8]^2" office:value-type="float" office:value="927369" calcext:value-type="float">
            <text:p>927369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651" calcext:value-type="float">
            <text:p>651</text:p>
          </table:table-cell>
          <table:table-cell table:style-name="ce6" table:formula="of:=[.I8]^2" office:value-type="float" office:value="423801" calcext:value-type="float">
            <text:p>42380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956" calcext:value-type="float">
            <text:p>956</text:p>
          </table:table-cell>
          <table:table-cell table:style-name="ce6" table:formula="of:=[.D9]^2" office:value-type="float" office:value="913936" calcext:value-type="float">
            <text:p>913936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640" calcext:value-type="float">
            <text:p>640</text:p>
          </table:table-cell>
          <table:table-cell table:style-name="ce6" table:formula="of:=[.I9]^2" office:value-type="float" office:value="409600" calcext:value-type="float">
            <text:p>409600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915" calcext:value-type="float">
            <text:p>915</text:p>
          </table:table-cell>
          <table:table-cell table:style-name="ce6" table:formula="of:=[.D10]^2" office:value-type="float" office:value="837225" calcext:value-type="float">
            <text:p>837225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float" office:value="637" calcext:value-type="float">
            <text:p>637</text:p>
          </table:table-cell>
          <table:table-cell table:style-name="ce6" table:formula="of:=[.I10]^2" office:value-type="float" office:value="405769" calcext:value-type="float">
            <text:p>405769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879" calcext:value-type="float">
            <text:p>879</text:p>
          </table:table-cell>
          <table:table-cell table:style-name="ce6" table:formula="of:=[.D11]^2" office:value-type="float" office:value="772641" calcext:value-type="float">
            <text:p>772641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636" calcext:value-type="float">
            <text:p>636</text:p>
          </table:table-cell>
          <table:table-cell table:style-name="ce6" table:formula="of:=[.I11]^2" office:value-type="float" office:value="404496" calcext:value-type="float">
            <text:p>404496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879" calcext:value-type="float">
            <text:p>879</text:p>
          </table:table-cell>
          <table:table-cell table:style-name="ce6" table:formula="of:=[.D12]^2" office:value-type="float" office:value="772641" calcext:value-type="float">
            <text:p>772641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629" calcext:value-type="float">
            <text:p>629</text:p>
          </table:table-cell>
          <table:table-cell table:style-name="ce6" table:formula="of:=[.I12]^2" office:value-type="float" office:value="395641" calcext:value-type="float">
            <text:p>39564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870" calcext:value-type="float">
            <text:p>870</text:p>
          </table:table-cell>
          <table:table-cell table:style-name="ce6" table:formula="of:=[.D13]^2" office:value-type="float" office:value="756900" calcext:value-type="float">
            <text:p>756900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614" calcext:value-type="float">
            <text:p>614</text:p>
          </table:table-cell>
          <table:table-cell table:style-name="ce6" table:formula="of:=[.I13]^2" office:value-type="float" office:value="376996" calcext:value-type="float">
            <text:p>376996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822" calcext:value-type="float">
            <text:p>822</text:p>
          </table:table-cell>
          <table:table-cell table:style-name="ce6" table:formula="of:=[.D14]^2" office:value-type="float" office:value="675684" calcext:value-type="float">
            <text:p>675684</text:p>
          </table:table-cell>
          <table:table-cell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609" calcext:value-type="float">
            <text:p>609</text:p>
          </table:table-cell>
          <table:table-cell table:style-name="ce6" table:formula="of:=[.I14]^2" office:value-type="float" office:value="370881" calcext:value-type="float">
            <text:p>37088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818" calcext:value-type="float">
            <text:p>818</text:p>
          </table:table-cell>
          <table:table-cell table:style-name="ce6" table:formula="of:=[.D15]^2" office:value-type="float" office:value="669124" calcext:value-type="float">
            <text:p>669124</text:p>
          </table:table-cell>
          <table:table-cell table:number-columns-repeated="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601" calcext:value-type="float">
            <text:p>601</text:p>
          </table:table-cell>
          <table:table-cell table:style-name="ce6" table:formula="of:=[.I15]^2" office:value-type="float" office:value="361201" calcext:value-type="float">
            <text:p>36120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789" calcext:value-type="float">
            <text:p>789</text:p>
          </table:table-cell>
          <table:table-cell table:style-name="ce6" table:formula="of:=[.D16]^2" office:value-type="float" office:value="622521" calcext:value-type="float">
            <text:p>622521</text:p>
          </table:table-cell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582" calcext:value-type="float">
            <text:p>582</text:p>
          </table:table-cell>
          <table:table-cell table:style-name="ce6" table:formula="of:=[.I16]^2" office:value-type="float" office:value="338724" calcext:value-type="float">
            <text:p>338724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785" calcext:value-type="float">
            <text:p>785</text:p>
          </table:table-cell>
          <table:table-cell table:style-name="ce6" table:formula="of:=[.D17]^2" office:value-type="float" office:value="616225" calcext:value-type="float">
            <text:p>616225</text:p>
          </table:table-cell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581" calcext:value-type="float">
            <text:p>581</text:p>
          </table:table-cell>
          <table:table-cell table:style-name="ce6" table:formula="of:=[.I17]^2" office:value-type="float" office:value="337561" calcext:value-type="float">
            <text:p>33756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738" calcext:value-type="float">
            <text:p>738</text:p>
          </table:table-cell>
          <table:table-cell table:style-name="ce6" table:formula="of:=[.D18]^2" office:value-type="float" office:value="544644" calcext:value-type="float">
            <text:p>544644</text:p>
          </table:table-cell>
          <table:table-cell table:number-columns-repeated="2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580" calcext:value-type="float">
            <text:p>580</text:p>
          </table:table-cell>
          <table:table-cell table:style-name="ce6" table:formula="of:=[.I18]^2" office:value-type="float" office:value="336400" calcext:value-type="float">
            <text:p>336400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717" calcext:value-type="float">
            <text:p>717</text:p>
          </table:table-cell>
          <table:table-cell table:style-name="ce6" table:formula="of:=[.D19]^2" office:value-type="float" office:value="514089" calcext:value-type="float">
            <text:p>514089</text:p>
          </table:table-cell>
          <table:table-cell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572" calcext:value-type="float">
            <text:p>572</text:p>
          </table:table-cell>
          <table:table-cell table:style-name="ce6" table:formula="of:=[.I19]^2" office:value-type="float" office:value="327184" calcext:value-type="float">
            <text:p>327184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714" calcext:value-type="float">
            <text:p>714</text:p>
          </table:table-cell>
          <table:table-cell table:style-name="ce6" table:formula="of:=[.D20]^2" office:value-type="float" office:value="509796" calcext:value-type="float">
            <text:p>509796</text:p>
          </table:table-cell>
          <table:table-cell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569" calcext:value-type="float">
            <text:p>569</text:p>
          </table:table-cell>
          <table:table-cell table:style-name="ce6" table:formula="of:=[.I20]^2" office:value-type="float" office:value="323761" calcext:value-type="float">
            <text:p>323761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693" calcext:value-type="float">
            <text:p>693</text:p>
          </table:table-cell>
          <table:table-cell table:style-name="ce6" table:formula="of:=[.D21]^2" office:value-type="float" office:value="480249" calcext:value-type="float">
            <text:p>480249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566" calcext:value-type="float">
            <text:p>566</text:p>
          </table:table-cell>
          <table:table-cell table:style-name="ce6" table:formula="of:=[.I21]^2" office:value-type="float" office:value="320356" calcext:value-type="float">
            <text:p>320356</text:p>
          </table:table-cell>
          <table:table-cell table:number-columns-repeated="16374"/>
        </table:table-row>
        <table:table-row table:style-name="ro3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6" table:formula="of:=SUM([.D5:.D21])" office:value-type="float" office:value="13717" calcext:value-type="float">
            <text:p>13717</text:p>
          </table:table-cell>
          <table:table-cell table:style-name="ce6" table:formula="of:=SUM([.E5:.E21])" office:value-type="float" office:value="11987285" calcext:value-type="float">
            <text:p>11987285</text:p>
          </table:table-cell>
          <table:table-cell table:number-columns-repeated="2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563" calcext:value-type="float">
            <text:p>563</text:p>
          </table:table-cell>
          <table:table-cell table:style-name="ce6" table:formula="of:=[.I22]^2" office:value-type="float" office:value="316969" calcext:value-type="float">
            <text:p>31696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559" calcext:value-type="float">
            <text:p>559</text:p>
          </table:table-cell>
          <table:table-cell table:style-name="ce6" table:formula="of:=[.I23]^2" office:value-type="float" office:value="312481" calcext:value-type="float">
            <text:p>312481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19" calcext:value-type="float">
            <text:p>19</text:p>
          </table:table-cell>
          <table:table-cell table:style-name="ce6" office:value-type="float" office:value="552" calcext:value-type="float">
            <text:p>552</text:p>
          </table:table-cell>
          <table:table-cell table:style-name="ce6" table:formula="of:=[.I24]^2" office:value-type="float" office:value="304704" calcext:value-type="float">
            <text:p>304704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541" calcext:value-type="float">
            <text:p>541</text:p>
          </table:table-cell>
          <table:table-cell table:style-name="ce6" table:formula="of:=[.I25]^2" office:value-type="float" office:value="292681" calcext:value-type="float">
            <text:p>292681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[.I26]^2" office:value-type="float" office:value="276676" calcext:value-type="float">
            <text:p>27667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0" calcext:value-type="float">
            <text:p>520</text:p>
          </table:table-cell>
          <table:table-cell table:style-name="ce6" table:formula="of:=[.I27]^2" office:value-type="float" office:value="270400" calcext:value-type="float">
            <text:p>270400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10" calcext:value-type="float">
            <text:p>510</text:p>
          </table:table-cell>
          <table:table-cell table:style-name="ce6" table:formula="of:=[.I28]^2" office:value-type="float" office:value="260100" calcext:value-type="float">
            <text:p>260100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489" calcext:value-type="float">
            <text:p>489</text:p>
          </table:table-cell>
          <table:table-cell table:style-name="ce6" table:formula="of:=[.I29]^2" office:value-type="float" office:value="239121" calcext:value-type="float">
            <text:p>239121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483" calcext:value-type="float">
            <text:p>483</text:p>
          </table:table-cell>
          <table:table-cell table:style-name="ce6" table:formula="of:=[.I30]^2" office:value-type="float" office:value="233289" calcext:value-type="float">
            <text:p>23328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6" calcext:value-type="float">
            <text:p>26</text:p>
          </table:table-cell>
          <table:table-cell table:style-name="ce6" office:value-type="float" office:value="461" calcext:value-type="float">
            <text:p>461</text:p>
          </table:table-cell>
          <table:table-cell table:style-name="ce6" table:formula="of:=[.I31]^2" office:value-type="float" office:value="212521" calcext:value-type="float">
            <text:p>212521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457" calcext:value-type="float">
            <text:p>457</text:p>
          </table:table-cell>
          <table:table-cell table:style-name="ce6" table:formula="of:=[.I32]^2" office:value-type="float" office:value="208849" calcext:value-type="float">
            <text:p>20884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8" calcext:value-type="float">
            <text:p>28</text:p>
          </table:table-cell>
          <table:table-cell table:style-name="ce6" office:value-type="float" office:value="444" calcext:value-type="float">
            <text:p>444</text:p>
          </table:table-cell>
          <table:table-cell table:style-name="ce6" table:formula="of:=[.I33]^2" office:value-type="float" office:value="197136" calcext:value-type="float">
            <text:p>19713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378" calcext:value-type="float">
            <text:p>378</text:p>
          </table:table-cell>
          <table:table-cell table:style-name="ce6" table:formula="of:=[.I34]^2" office:value-type="float" office:value="142884" calcext:value-type="float">
            <text:p>142884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0" calcext:value-type="float">
            <text:p>350</text:p>
          </table:table-cell>
          <table:table-cell table:style-name="ce6" table:formula="of:=[.I35]^2" office:value-type="float" office:value="122500" calcext:value-type="float">
            <text:p>122500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347" calcext:value-type="float">
            <text:p>347</text:p>
          </table:table-cell>
          <table:table-cell table:style-name="ce6" table:formula="of:=[.I36]^2" office:value-type="float" office:value="120409" calcext:value-type="float">
            <text:p>12040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6" calcext:value-type="float">
            <text:p>336</text:p>
          </table:table-cell>
          <table:table-cell table:style-name="ce6" table:formula="of:=[.I37]^2" office:value-type="float" office:value="112896" calcext:value-type="float">
            <text:p>11289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[.I38]^2" office:value-type="float" office:value="110224" calcext:value-type="float">
            <text:p>110224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1" calcext:value-type="float">
            <text:p>301</text:p>
          </table:table-cell>
          <table:table-cell table:style-name="ce6" table:formula="of:=[.I39]^2" office:value-type="float" office:value="90601" calcext:value-type="float">
            <text:p>90601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0" calcext:value-type="float">
            <text:p>290</text:p>
          </table:table-cell>
          <table:table-cell table:style-name="ce6" table:formula="of:=[.I40]^2" office:value-type="float" office:value="84100" calcext:value-type="float">
            <text:p>84100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9" calcext:value-type="float">
            <text:p>289</text:p>
          </table:table-cell>
          <table:table-cell table:style-name="ce6" table:formula="of:=[.I41]^2" office:value-type="float" office:value="83521" calcext:value-type="float">
            <text:p>83521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284" calcext:value-type="float">
            <text:p>284</text:p>
          </table:table-cell>
          <table:table-cell table:style-name="ce6" table:formula="of:=[.I42]^2" office:value-type="float" office:value="80656" calcext:value-type="float">
            <text:p>8065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[.I43]^2" office:value-type="float" office:value="74529" calcext:value-type="float">
            <text:p>7452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[.I44]^2" office:value-type="float" office:value="74529" calcext:value-type="float">
            <text:p>7452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64" calcext:value-type="float">
            <text:p>264</text:p>
          </table:table-cell>
          <table:table-cell table:style-name="ce6" table:formula="of:=[.I45]^2" office:value-type="float" office:value="69696" calcext:value-type="float">
            <text:p>6969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232" calcext:value-type="float">
            <text:p>232</text:p>
          </table:table-cell>
          <table:table-cell table:style-name="ce6" table:formula="of:=[.I46]^2" office:value-type="float" office:value="53824" calcext:value-type="float">
            <text:p>53824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0" calcext:value-type="float">
            <text:p>220</text:p>
          </table:table-cell>
          <table:table-cell table:style-name="ce6" table:formula="of:=[.I47]^2" office:value-type="float" office:value="48400" calcext:value-type="float">
            <text:p>48400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3" calcext:value-type="float">
            <text:p>203</text:p>
          </table:table-cell>
          <table:table-cell table:style-name="ce6" table:formula="of:=[.I48]^2" office:value-type="float" office:value="41209" calcext:value-type="float">
            <text:p>4120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2" calcext:value-type="float">
            <text:p>182</text:p>
          </table:table-cell>
          <table:table-cell table:style-name="ce6" table:formula="of:=[.I49]^2" office:value-type="float" office:value="33124" calcext:value-type="float">
            <text:p>33124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165" calcext:value-type="float">
            <text:p>165</text:p>
          </table:table-cell>
          <table:table-cell table:style-name="ce6" table:formula="of:=[.I50]^2" office:value-type="float" office:value="27225" calcext:value-type="float">
            <text:p>27225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6" calcext:value-type="float">
            <text:p>46</text:p>
          </table:table-cell>
          <table:table-cell table:style-name="ce6" office:value-type="float" office:value="163" calcext:value-type="float">
            <text:p>163</text:p>
          </table:table-cell>
          <table:table-cell table:style-name="ce6" table:formula="of:=[.I51]^2" office:value-type="float" office:value="26569" calcext:value-type="float">
            <text:p>26569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4" calcext:value-type="float">
            <text:p>154</text:p>
          </table:table-cell>
          <table:table-cell table:style-name="ce6" table:formula="of:=[.I52]^2" office:value-type="float" office:value="23716" calcext:value-type="float">
            <text:p>2371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[.I53]^2" office:value-type="float" office:value="15376" calcext:value-type="float">
            <text:p>15376</text:p>
          </table:table-cell>
          <table:table-cell table:number-columns-repeated="16374"/>
        </table:table-row>
        <table:table-row table:style-name="ro3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6" table:formula="of:=SUM([.I6:.I53])" office:value-type="float" office:value="21043" calcext:value-type="float">
            <text:p>21043</text:p>
          </table:table-cell>
          <table:table-cell table:style-name="ce6" table:formula="of:=SUM([.J6:.J53])" office:value-type="float" office:value="10552671" calcext:value-type="float">
            <text:p>10552671</text:p>
          </table:table-cell>
          <table:table-cell table:number-columns-repeated="16374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6" table:style-name="ta6"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7" table:number-columns-repeated="16364" table:default-cell-style-name="Default"/>
        <table:table-row table:style-name="ro1" table:number-rows-repeated="3">
          <table:table-cell table:number-columns-repeated="16384"/>
        </table:table-row>
        <table:table-row table:style-name="ro5">
          <table:table-cell table:number-columns-repeated="2"/>
          <table:table-cell table:style-name="ce1" office:value-type="string" calcext:value-type="string">
            <text:p>Stra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pan text:style-name="T1">Strata Total T</text:span><text:span text:style-name="T2">oj</text:span></text:p>
          </table:table-cell>
          <table:table-cell table:number-columns-repeated="16370"/>
        </table:table-row>
        <table:table-row table:style-name="ro5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1" table:formula="of:=SUM([.D5:.M5])" office:value-type="float" office:value="41" calcext:value-type="float">
            <text:p>41</text:p>
          </table:table-cell>
          <table:table-cell table:number-columns-repeated="16370"/>
        </table:table-row>
        <table:table-row table:style-name="ro5"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1" table:formula="of:=SUM([.D6:.M6])" office:value-type="float" office:value="122" calcext:value-type="float">
            <text:p>122</text:p>
          </table:table-cell>
          <table:table-cell table:number-columns-repeated="16370"/>
        </table:table-row>
        <table:table-row table:style-name="ro6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1" table:formula="of:=SUM([.D7:.M7])" office:value-type="float" office:value="233" calcext:value-type="float">
            <text:p>233</text:p>
          </table:table-cell>
          <table:table-cell table:number-columns-repeated="16370"/>
        </table:table-row>
        <table:table-row table:style-name="ro5"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1" table:formula="of:=SUM([.D8:.M8])" office:value-type="float" office:value="331" calcext:value-type="float">
            <text:p>331</text:p>
          </table:table-cell>
          <table:table-cell table:number-columns-repeated="16370"/>
        </table:table-row>
        <table:table-row table:style-name="ro5">
          <table:table-cell table:number-columns-repeated="2"/>
          <table:table-cell table:style-name="ce1" office:value-type="string" calcext:value-type="string">
            <text:p><text:span text:style-name="T1">Sample Total (nȳ</text:span><text:span text:style-name="T2">io</text:span><text:span text:style-name="T3">)</text:span></text:p>
          </table:table-cell>
          <table:table-cell table:style-name="ce2" table:formula="of:=SUM([.D5:.D8])" office:value-type="float" office:value="50" calcext:value-type="float">
            <text:p>50</text:p>
          </table:table-cell>
          <table:table-cell table:style-name="ce2" table:formula="of:=SUM([.E5:.E8])" office:value-type="float" office:value="58" calcext:value-type="float">
            <text:p>58</text:p>
          </table:table-cell>
          <table:table-cell table:style-name="ce2" table:formula="of:=SUM([.F5:.F8])" office:value-type="float" office:value="61" calcext:value-type="float">
            <text:p>61</text:p>
          </table:table-cell>
          <table:table-cell table:style-name="ce2" table:formula="of:=SUM([.G5:.G8])" office:value-type="float" office:value="63" calcext:value-type="float">
            <text:p>63</text:p>
          </table:table-cell>
          <table:table-cell table:style-name="ce2" table:formula="of:=SUM([.H5:.H8])" office:value-type="float" office:value="75" calcext:value-type="float">
            <text:p>75</text:p>
          </table:table-cell>
          <table:table-cell table:style-name="ce2" table:formula="of:=SUM([.I5:.I8])" office:value-type="float" office:value="71" calcext:value-type="float">
            <text:p>71</text:p>
          </table:table-cell>
          <table:table-cell table:style-name="ce2" table:formula="of:=SUM([.J5:.J8])" office:value-type="float" office:value="82" calcext:value-type="float">
            <text:p>82</text:p>
          </table:table-cell>
          <table:table-cell table:style-name="ce2" table:formula="of:=SUM([.K5:.K8])" office:value-type="float" office:value="88" calcext:value-type="float">
            <text:p>88</text:p>
          </table:table-cell>
          <table:table-cell table:style-name="ce2" table:formula="of:=SUM([.L5:.L8])" office:value-type="float" office:value="91" calcext:value-type="float">
            <text:p>91</text:p>
          </table:table-cell>
          <table:table-cell table:style-name="ce2" table:formula="of:=SUM([.M5:.M8])" office:value-type="float" office:value="88" calcext:value-type="float">
            <text:p>88</text:p>
          </table:table-cell>
          <table:table-cell table:style-name="ce8" office:value-type="string" calcext:value-type="string">
            <text:p><text:span text:style-name="T12">ΣT</text:span><text:span text:style-name="T13">ij </text:span><text:span text:style-name="T14">= 727</text:span>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7">
          <table:table-cell table:number-columns-repeated="16"/>
          <table:table-cell table:style-name="ce9" office:value-type="string" calcext:value-type="string">
            <text:p>Source Of Variation</text:p>
          </table:table-cell>
          <table:table-cell table:style-name="ce10" office:value-type="string" calcext:value-type="string">
            <text:p>d.f.</text:p>
          </table:table-cell>
          <table:table-cell table:style-name="ce10" office:value-type="string" calcext:value-type="string">
            <text:p>S.S.</text:p>
          </table:table-cell>
          <table:table-cell table:style-name="ce10" office:value-type="string" calcext:value-type="string">
            <text:p>M.S.S.</text:p>
          </table:table-cell>
          <table:table-cell table:number-columns-repeated="16364"/>
        </table:table-row>
        <table:table-row table:style-name="ro8">
          <table:table-cell table:number-columns-repeated="16"/>
          <table:table-cell table:style-name="ce9" office:value-type="string" calcext:value-type="string">
            <text:p>Between Strata</text:p>
          </table:table-cell>
          <table:table-cell table:style-name="ce10" office:value-type="string" calcext:value-type="string">
            <text:p>4 -1 = 3</text:p>
          </table:table-cell>
          <table:table-cell table:style-name="ce10" office:value-type="float" office:value="4828.275" calcext:value-type="float">
            <text:p>4828.275</text:p>
          </table:table-cell>
          <table:table-cell table:style-name="ce10" table:number-columns-spanned="1" table:number-rows-spanned="2"/>
          <table:table-cell table:number-columns-repeated="16364"/>
        </table:table-row>
        <table:table-row table:style-name="ro9">
          <table:table-cell table:number-columns-repeated="16"/>
          <table:table-cell table:style-name="ce9" office:value-type="string" calcext:value-type="string">
            <text:p>Within Strata</text:p>
          </table:table-cell>
          <table:table-cell table:style-name="ce10" office:value-type="string" calcext:value-type="string">
            <text:p>40 – 1 = 36</text:p>
          </table:table-cell>
          <table:table-cell table:style-name="ce10" office:value-type="float" office:value="485.5" calcext:value-type="float">
            <text:p>485.5</text:p>
          </table:table-cell>
          <table:covered-table-cell table:style-name="ce10"/>
          <table:table-cell table:number-columns-repeated="16364"/>
        </table:table-row>
        <table:table-row table:style-name="ro10">
          <table:table-cell table:number-columns-repeated="16"/>
          <table:table-cell table:style-name="ce9" office:value-type="string" calcext:value-type="string">
            <text:p>Total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313.775" calcext:value-type="float">
            <text:p>5313.775</text:p>
          </table:table-cell>
          <table:table-cell table:style-name="ce10"/>
          <table:table-cell table:number-columns-repeated="1636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7" table:style-name="ta7"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7" table:number-columns-repeated="16378" table:default-cell-style-name="Default"/>
        <table:table-row table:style-name="ro1" table:number-rows-repeated="3">
          <table:table-cell table:number-columns-repeated="16384"/>
        </table:table-row>
        <table:table-row table:style-name="ro11">
          <table:table-cell table:number-columns-repeated="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16377"/>
        </table:table-row>
        <table:table-row table:style-name="ro11">
          <table:table-cell table:number-columns-repeated="2"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16377"/>
        </table:table-row>
        <table:table-row table:style-name="ro11">
          <table:table-cell table:number-columns-repeated="2"/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16377"/>
        </table:table-row>
        <table:table-row table:style-name="ro11">
          <table:table-cell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16377"/>
        </table:table-row>
        <table:table-row table:style-name="ro11">
          <table:table-cell table:number-columns-repeated="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16377"/>
        </table:table-row>
        <table:table-row table:style-name="ro11">
          <table:table-cell table:number-columns-repeated="2"/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1</text:span><text:span text:style-name="T8">st </text:span><text:span text:style-name="T7">Class</text:span></text:p>
          </table:table-cell>
          <table:table-cell table:style-name="ce2"/>
          <table:table-cell table:style-name="ce11"/>
          <table:table-cell table:style-name="ce2"/>
          <table:table-cell table:style-name="ce2" office:value-type="string" calcext:value-type="string">
            <text:p><text:span text:style-name="T5">2</text:span><text:span text:style-name="T8">nd </text:span><text:span text:style-name="T7">Class</text:span></text:p>
          </table:table-cell>
          <table:table-cell table:style-name="ce2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y</text:span><text:span text:style-name="T6">i</text:span></text:p>
          </table:table-cell>
          <table:table-cell table:style-name="ce2" office:value-type="string" calcext:value-type="string">
            <text:p><text:span text:style-name="T5">y</text:span><text:span text:style-name="T6">i</text:span><text:span text:style-name="T8">2</text:span></text:p>
          </table:table-cell>
          <table:table-cell table:style-name="ce11"/>
          <table:table-cell table:style-name="ce2"/>
          <table:table-cell table:style-name="ce2" office:value-type="string" calcext:value-type="string">
            <text:p><text:span text:style-name="T5">y</text:span><text:span text:style-name="T6">i</text:span></text:p>
          </table:table-cell>
          <table:table-cell table:style-name="ce2" office:value-type="string" calcext:value-type="string">
            <text:p><text:span text:style-name="T5">y</text:span><text:span text:style-name="T6">i</text:span><text:span text:style-name="T8">2</text:span>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20" calcext:value-type="float">
            <text:p>320</text:p>
          </table:table-cell>
          <table:table-cell table:style-name="ce2" table:formula="of:=[.B14]-360" office:value-type="float" office:value="-40" calcext:value-type="float">
            <text:p>-40</text:p>
          </table:table-cell>
          <table:table-cell table:style-name="ce2" table:formula="of:=[.C14]^2" office:value-type="float" office:value="1600" calcext:value-type="float">
            <text:p>1600</text:p>
          </table:table-cell>
          <table:table-cell table:style-name="ce11"/>
          <table:table-cell table:style-name="ce2" office:value-type="float" office:value="455" calcext:value-type="float">
            <text:p>455</text:p>
          </table:table-cell>
          <table:table-cell table:style-name="ce2" table:formula="of:=[.F14]-360" office:value-type="float" office:value="95" calcext:value-type="float">
            <text:p>95</text:p>
          </table:table-cell>
          <table:table-cell table:style-name="ce2" table:formula="of:=[.G14]^2" office:value-type="float" office:value="9025" calcext:value-type="float">
            <text:p>9025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40" calcext:value-type="float">
            <text:p>340</text:p>
          </table:table-cell>
          <table:table-cell table:style-name="ce2" table:formula="of:=[.B15]-360" office:value-type="float" office:value="-20" calcext:value-type="float">
            <text:p>-20</text:p>
          </table:table-cell>
          <table:table-cell table:style-name="ce2" table:formula="of:=[.C15]^2" office:value-type="float" office:value="400" calcext:value-type="float">
            <text:p>400</text:p>
          </table:table-cell>
          <table:table-cell table:style-name="ce11"/>
          <table:table-cell table:style-name="ce2" office:value-type="float" office:value="417" calcext:value-type="float">
            <text:p>417</text:p>
          </table:table-cell>
          <table:table-cell table:style-name="ce2" table:formula="of:=[.F15]-360" office:value-type="float" office:value="57" calcext:value-type="float">
            <text:p>57</text:p>
          </table:table-cell>
          <table:table-cell table:style-name="ce2" table:formula="of:=[.G15]^2" office:value-type="float" office:value="3249" calcext:value-type="float">
            <text:p>3249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98" calcext:value-type="float">
            <text:p>398</text:p>
          </table:table-cell>
          <table:table-cell table:style-name="ce2" table:formula="of:=[.B16]-360" office:value-type="float" office:value="38" calcext:value-type="float">
            <text:p>38</text:p>
          </table:table-cell>
          <table:table-cell table:style-name="ce2" table:formula="of:=[.C16]^2" office:value-type="float" office:value="1444" calcext:value-type="float">
            <text:p>1444</text:p>
          </table:table-cell>
          <table:table-cell table:style-name="ce11"/>
          <table:table-cell table:style-name="ce2" office:value-type="float" office:value="420" calcext:value-type="float">
            <text:p>420</text:p>
          </table:table-cell>
          <table:table-cell table:style-name="ce2" table:formula="of:=[.F16]-360" office:value-type="float" office:value="60" calcext:value-type="float">
            <text:p>60</text:p>
          </table:table-cell>
          <table:table-cell table:style-name="ce2" table:formula="of:=[.G16]^2" office:value-type="float" office:value="3600" calcext:value-type="float">
            <text:p>3600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60" calcext:value-type="float">
            <text:p>360</text:p>
          </table:table-cell>
          <table:table-cell table:style-name="ce2" table:formula="of:=[.B17]-360" office:value-type="float" office:value="0" calcext:value-type="float">
            <text:p>0</text:p>
          </table:table-cell>
          <table:table-cell table:style-name="ce2" table:formula="of:=[.C17]^2" office:value-type="float" office:value="0" calcext:value-type="float">
            <text:p>0</text:p>
          </table:table-cell>
          <table:table-cell table:style-name="ce11"/>
          <table:table-cell table:style-name="ce2" office:value-type="float" office:value="358" calcext:value-type="float">
            <text:p>358</text:p>
          </table:table-cell>
          <table:table-cell table:style-name="ce2" table:formula="of:=[.F17]-360" office:value-type="float" office:value="-2" calcext:value-type="float">
            <text:p>-2</text:p>
          </table:table-cell>
          <table:table-cell table:style-name="ce2" table:formula="of:=[.G17]^2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50" calcext:value-type="float">
            <text:p>350</text:p>
          </table:table-cell>
          <table:table-cell table:style-name="ce2" table:formula="of:=[.B18]-360" office:value-type="float" office:value="-10" calcext:value-type="float">
            <text:p>-10</text:p>
          </table:table-cell>
          <table:table-cell table:style-name="ce2" table:formula="of:=[.C18]^2" office:value-type="float" office:value="100" calcext:value-type="float">
            <text:p>100</text:p>
          </table:table-cell>
          <table:table-cell table:style-name="ce11"/>
          <table:table-cell table:style-name="ce2" office:value-type="float" office:value="400" calcext:value-type="float">
            <text:p>400</text:p>
          </table:table-cell>
          <table:table-cell table:style-name="ce2" table:formula="of:=[.F18]-360" office:value-type="float" office:value="40" calcext:value-type="float">
            <text:p>40</text:p>
          </table:table-cell>
          <table:table-cell table:style-name="ce2" table:formula="of:=[.G18]^2" office:value-type="float" office:value="1600" calcext:value-type="float">
            <text:p>1600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72" calcext:value-type="float">
            <text:p>372</text:p>
          </table:table-cell>
          <table:table-cell table:style-name="ce2" table:formula="of:=[.B19]-360" office:value-type="float" office:value="12" calcext:value-type="float">
            <text:p>12</text:p>
          </table:table-cell>
          <table:table-cell table:style-name="ce2" table:formula="of:=[.C19]^2" office:value-type="float" office:value="144" calcext:value-type="float">
            <text:p>144</text:p>
          </table:table-cell>
          <table:table-cell table:style-name="ce11"/>
          <table:table-cell table:style-name="ce2" office:value-type="float" office:value="355" calcext:value-type="float">
            <text:p>355</text:p>
          </table:table-cell>
          <table:table-cell table:style-name="ce2" table:formula="of:=[.F19]-360" office:value-type="float" office:value="-5" calcext:value-type="float">
            <text:p>-5</text:p>
          </table:table-cell>
          <table:table-cell table:style-name="ce2" table:formula="of:=[.G19]^2" office:value-type="float" office:value="25" calcext:value-type="float">
            <text:p>25</text:p>
          </table:table-cell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table:formula="of:=SUM([.C14:.C19])" office:value-type="float" office:value="-20" calcext:value-type="float">
            <text:p>-20</text:p>
          </table:table-cell>
          <table:table-cell table:style-name="ce2" table:formula="of:=SUM([.D14:.D19])" office:value-type="float" office:value="3688" calcext:value-type="float">
            <text:p>3688</text:p>
          </table:table-cell>
          <table:table-cell table:style-name="ce12"/>
          <table:table-cell table:style-name="ce2"/>
          <table:table-cell table:style-name="ce2" table:formula="of:=SUM([.G14:.G19])" office:value-type="float" office:value="245" calcext:value-type="float">
            <text:p>245</text:p>
          </table:table-cell>
          <table:table-cell table:style-name="ce2" table:formula="of:=SUM([.H14:.H19])" office:value-type="float" office:value="17503" calcext:value-type="float">
            <text:p>17503</text:p>
          </table:table-cell>
          <table:table-cell table:number-columns-repeated="16376"/>
        </table:table-row>
        <table:table-row table:style-name="ro3">
          <table:table-cell/>
          <table:table-cell table:style-name="ce11" table:number-columns-repeated="7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3</text:span><text:span text:style-name="T8">rd </text:span><text:span text:style-name="T7">Class</text:span></text:p>
          </table:table-cell>
          <table:table-cell table:style-name="ce2"/>
          <table:table-cell table:style-name="ce11"/>
          <table:table-cell table:style-name="ce2"/>
          <table:table-cell table:style-name="ce2" office:value-type="string" calcext:value-type="string">
            <text:p><text:span text:style-name="T5">4</text:span><text:span text:style-name="T8">th </text:span><text:span text:style-name="T7">Class</text:span></text:p>
          </table:table-cell>
          <table:table-cell table:style-name="ce2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y</text:span><text:span text:style-name="T6">i</text:span></text:p>
          </table:table-cell>
          <table:table-cell table:style-name="ce2" office:value-type="string" calcext:value-type="string">
            <text:p><text:span text:style-name="T5">y</text:span><text:span text:style-name="T6">i</text:span><text:span text:style-name="T8">2</text:span></text:p>
          </table:table-cell>
          <table:table-cell table:style-name="ce11"/>
          <table:table-cell table:style-name="ce2"/>
          <table:table-cell table:style-name="ce2" office:value-type="string" calcext:value-type="string">
            <text:p><text:span text:style-name="T5">y</text:span><text:span text:style-name="T6">i</text:span></text:p>
          </table:table-cell>
          <table:table-cell table:style-name="ce2" office:value-type="string" calcext:value-type="string">
            <text:p><text:span text:style-name="T5">y</text:span><text:span text:style-name="T6">i</text:span><text:span text:style-name="T8">2</text:span>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34" calcext:value-type="float">
            <text:p>334</text:p>
          </table:table-cell>
          <table:table-cell table:style-name="ce2" table:formula="of:=[.B24]-360" office:value-type="float" office:value="-26" calcext:value-type="float">
            <text:p>-26</text:p>
          </table:table-cell>
          <table:table-cell table:style-name="ce2" table:formula="of:=[.C24]^2" office:value-type="float" office:value="676" calcext:value-type="float">
            <text:p>676</text:p>
          </table:table-cell>
          <table:table-cell table:style-name="ce11"/>
          <table:table-cell table:style-name="ce2" office:value-type="float" office:value="325" calcext:value-type="float">
            <text:p>325</text:p>
          </table:table-cell>
          <table:table-cell table:style-name="ce2" table:formula="of:=[.F24]-360" office:value-type="float" office:value="-35" calcext:value-type="float">
            <text:p>-35</text:p>
          </table:table-cell>
          <table:table-cell table:style-name="ce2" table:formula="of:=[.G24]^2" office:value-type="float" office:value="1225" calcext:value-type="float">
            <text:p>1225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31" calcext:value-type="float">
            <text:p>331</text:p>
          </table:table-cell>
          <table:table-cell table:style-name="ce2" table:formula="of:=[.B25]-360" office:value-type="float" office:value="-29" calcext:value-type="float">
            <text:p>-29</text:p>
          </table:table-cell>
          <table:table-cell table:style-name="ce2" table:formula="of:=[.C25]^2" office:value-type="float" office:value="841" calcext:value-type="float">
            <text:p>841</text:p>
          </table:table-cell>
          <table:table-cell table:style-name="ce11"/>
          <table:table-cell table:style-name="ce2" office:value-type="float" office:value="358" calcext:value-type="float">
            <text:p>358</text:p>
          </table:table-cell>
          <table:table-cell table:style-name="ce2" table:formula="of:=[.F25]-360" office:value-type="float" office:value="-2" calcext:value-type="float">
            <text:p>-2</text:p>
          </table:table-cell>
          <table:table-cell table:style-name="ce2" table:formula="of:=[.G25]^2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40" calcext:value-type="float">
            <text:p>340</text:p>
          </table:table-cell>
          <table:table-cell table:style-name="ce2" table:formula="of:=[.B26]-360" office:value-type="float" office:value="-20" calcext:value-type="float">
            <text:p>-20</text:p>
          </table:table-cell>
          <table:table-cell table:style-name="ce2" table:formula="of:=[.C26]^2" office:value-type="float" office:value="400" calcext:value-type="float">
            <text:p>400</text:p>
          </table:table-cell>
          <table:table-cell table:style-name="ce11"/>
          <table:table-cell table:style-name="ce2" office:value-type="float" office:value="430" calcext:value-type="float">
            <text:p>430</text:p>
          </table:table-cell>
          <table:table-cell table:style-name="ce2" table:formula="of:=[.F26]-360" office:value-type="float" office:value="70" calcext:value-type="float">
            <text:p>70</text:p>
          </table:table-cell>
          <table:table-cell table:style-name="ce2" table:formula="of:=[.G26]^2" office:value-type="float" office:value="4900" calcext:value-type="float">
            <text:p>4900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70" calcext:value-type="float">
            <text:p>370</text:p>
          </table:table-cell>
          <table:table-cell table:style-name="ce2" table:formula="of:=[.B27]-360" office:value-type="float" office:value="10" calcext:value-type="float">
            <text:p>10</text:p>
          </table:table-cell>
          <table:table-cell table:style-name="ce2" table:formula="of:=[.C27]^2" office:value-type="float" office:value="100" calcext:value-type="float">
            <text:p>100</text:p>
          </table:table-cell>
          <table:table-cell table:style-name="ce11"/>
          <table:table-cell table:style-name="ce2" office:value-type="float" office:value="358" calcext:value-type="float">
            <text:p>358</text:p>
          </table:table-cell>
          <table:table-cell table:style-name="ce2" table:formula="of:=[.F27]-360" office:value-type="float" office:value="-2" calcext:value-type="float">
            <text:p>-2</text:p>
          </table:table-cell>
          <table:table-cell table:style-name="ce2" table:formula="of:=[.G27]^2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75" calcext:value-type="float">
            <text:p>375</text:p>
          </table:table-cell>
          <table:table-cell table:style-name="ce2" table:formula="of:=[.B28]-360" office:value-type="float" office:value="15" calcext:value-type="float">
            <text:p>15</text:p>
          </table:table-cell>
          <table:table-cell table:style-name="ce2" table:formula="of:=[.C28]^2" office:value-type="float" office:value="225" calcext:value-type="float">
            <text:p>225</text:p>
          </table:table-cell>
          <table:table-cell table:style-name="ce11"/>
          <table:table-cell table:style-name="ce2" office:value-type="float" office:value="378" calcext:value-type="float">
            <text:p>378</text:p>
          </table:table-cell>
          <table:table-cell table:style-name="ce2" table:formula="of:=[.F28]-360" office:value-type="float" office:value="18" calcext:value-type="float">
            <text:p>18</text:p>
          </table:table-cell>
          <table:table-cell table:style-name="ce2" table:formula="of:=[.G28]^2" office:value-type="float" office:value="324" calcext:value-type="float">
            <text:p>324</text:p>
          </table:table-cell>
          <table:table-cell table:number-columns-repeated="16376"/>
        </table:table-row>
        <table:table-row table:style-name="ro3">
          <table:table-cell/>
          <table:table-cell table:style-name="ce2" office:value-type="float" office:value="320" calcext:value-type="float">
            <text:p>320</text:p>
          </table:table-cell>
          <table:table-cell table:style-name="ce2" table:formula="of:=[.B29]-360" office:value-type="float" office:value="-40" calcext:value-type="float">
            <text:p>-40</text:p>
          </table:table-cell>
          <table:table-cell table:style-name="ce2" table:formula="of:=[.C29]^2" office:value-type="float" office:value="1600" calcext:value-type="float">
            <text:p>1600</text:p>
          </table:table-cell>
          <table:table-cell table:style-name="ce11"/>
          <table:table-cell table:style-name="ce2" office:value-type="float" office:value="395" calcext:value-type="float">
            <text:p>395</text:p>
          </table:table-cell>
          <table:table-cell table:style-name="ce2" table:formula="of:=[.F29]-360" office:value-type="float" office:value="35" calcext:value-type="float">
            <text:p>35</text:p>
          </table:table-cell>
          <table:table-cell table:style-name="ce2" table:formula="of:=[.G29]^2" office:value-type="float" office:value="1225" calcext:value-type="float">
            <text:p>1225</text:p>
          </table:table-cell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table:formula="of:=SUM([.C24:.C29])" office:value-type="float" office:value="-90" calcext:value-type="float">
            <text:p>-90</text:p>
          </table:table-cell>
          <table:table-cell table:style-name="ce2" table:formula="of:=SUM([.D24:.D29])" office:value-type="float" office:value="3842" calcext:value-type="float">
            <text:p>3842</text:p>
          </table:table-cell>
          <table:table-cell table:style-name="ce12"/>
          <table:table-cell table:style-name="ce2"/>
          <table:table-cell table:style-name="ce2" table:formula="of:=SUM([.G24:.G29])" office:value-type="float" office:value="84" calcext:value-type="float">
            <text:p>84</text:p>
          </table:table-cell>
          <table:table-cell table:style-name="ce2" table:formula="of:=SUM([.H24:.H29])" office:value-type="float" office:value="7682" calcext:value-type="float">
            <text:p>7682</text:p>
          </table:table-cell>
          <table:table-cell table:number-columns-repeated="16376"/>
        </table:table-row>
        <table:table-row table:style-name="ro3" table:number-rows-repeated="2">
          <table:table-cell/>
          <table:table-cell table:style-name="ce11" table:number-columns-repeated="7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5</text:span><text:span text:style-name="T8">th </text:span><text:span text:style-name="T7">Class</text:span></text:p>
          </table:table-cell>
          <table:table-cell table:style-name="ce2"/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y</text:span><text:span text:style-name="T6">i</text:span></text:p>
          </table:table-cell>
          <table:table-cell table:style-name="ce2" office:value-type="string" calcext:value-type="string">
            <text:p><text:span text:style-name="T5">y</text:span><text:span text:style-name="T6">i</text:span><text:span text:style-name="T8">2</text:span>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 office:value-type="float" office:value="328" calcext:value-type="float">
            <text:p>328</text:p>
          </table:table-cell>
          <table:table-cell table:style-name="ce2" table:formula="of:=[.B35]-360" office:value-type="float" office:value="-32" calcext:value-type="float">
            <text:p>-32</text:p>
          </table:table-cell>
          <table:table-cell table:style-name="ce2" table:formula="of:=[.C35]^2" office:value-type="float" office:value="1024" calcext:value-type="float">
            <text:p>1024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 office:value-type="float" office:value="383" calcext:value-type="float">
            <text:p>383</text:p>
          </table:table-cell>
          <table:table-cell table:style-name="ce2" table:formula="of:=[.B36]-360" office:value-type="float" office:value="23" calcext:value-type="float">
            <text:p>23</text:p>
          </table:table-cell>
          <table:table-cell table:style-name="ce2" table:formula="of:=[.C36]^2" office:value-type="float" office:value="529" calcext:value-type="float">
            <text:p>529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 office:value-type="float" office:value="383" calcext:value-type="float">
            <text:p>383</text:p>
          </table:table-cell>
          <table:table-cell table:style-name="ce2" table:formula="of:=[.B37]-360" office:value-type="float" office:value="23" calcext:value-type="float">
            <text:p>23</text:p>
          </table:table-cell>
          <table:table-cell table:style-name="ce2" table:formula="of:=[.C37]^2" office:value-type="float" office:value="529" calcext:value-type="float">
            <text:p>529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 office:value-type="float" office:value="375" calcext:value-type="float">
            <text:p>375</text:p>
          </table:table-cell>
          <table:table-cell table:style-name="ce2" table:formula="of:=[.B38]-360" office:value-type="float" office:value="15" calcext:value-type="float">
            <text:p>15</text:p>
          </table:table-cell>
          <table:table-cell table:style-name="ce2" table:formula="of:=[.C38]^2" office:value-type="float" office:value="225" calcext:value-type="float">
            <text:p>225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 office:value-type="float" office:value="308" calcext:value-type="float">
            <text:p>308</text:p>
          </table:table-cell>
          <table:table-cell table:style-name="ce2" table:formula="of:=[.B39]-360" office:value-type="float" office:value="-52" calcext:value-type="float">
            <text:p>-52</text:p>
          </table:table-cell>
          <table:table-cell table:style-name="ce2" table:formula="of:=[.C39]^2" office:value-type="float" office:value="2704" calcext:value-type="float">
            <text:p>2704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[.B40]-360" office:value-type="float" office:value="40" calcext:value-type="float">
            <text:p>40</text:p>
          </table:table-cell>
          <table:table-cell table:style-name="ce2" table:formula="of:=[.C40]^2" office:value-type="float" office:value="1600" calcext:value-type="float">
            <text:p>1600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table:formula="of:=SUM([.C35:.C40])" office:value-type="float" office:value="17" calcext:value-type="float">
            <text:p>17</text:p>
          </table:table-cell>
          <table:table-cell table:style-name="ce2" table:formula="of:=SUM([.D35:.D40])" office:value-type="float" office:value="6611" calcext:value-type="float">
            <text:p>6611</text:p>
          </table:table-cell>
          <table:table-cell table:style-name="ce11" table:number-columns-repeated="4"/>
          <table:table-cell table:number-columns-repeated="1637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<text:span text:style-name="T5">1</text:span><text:span text:style-name="T8">st </text:span><text:span text:style-name="T7">Class</text:span></text:p>
          </table:table-cell>
          <table:table-cell table:style-name="ce2"/>
          <table:table-cell table:style-name="ce11" table:number-columns-repeated="4"/>
          <table:table-cell table:number-columns-repeated="16376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8" table:style-name="ta8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16374" table:default-cell-style-name="Default"/>
        <table:table-row table:style-name="ro1" table:number-rows-repeated="3">
          <table:table-cell table:number-columns-repeated="16384"/>
        </table:table-row>
        <table:table-row table:style-name="ro12">
          <table:table-cell/>
          <table:table-cell table:style-name="ce13"/>
          <table:table-cell table:style-name="ce20" table:number-columns-repeated="2"/>
          <table:table-cell table:style-name="ce31" office:value-type="string" calcext:value-type="string">
            <text:p>BLOCKS</text:p>
          </table:table-cell>
          <table:table-cell table:style-name="ce20" table:number-columns-repeated="3"/>
          <table:table-cell table:style-name="ce37"/>
          <table:table-cell table:number-columns-repeated="16375"/>
        </table:table-row>
        <table:table-row table:style-name="ro5">
          <table:table-cell/>
          <table:table-cell table:style-name="ce14"/>
          <table:table-cell table:style-name="ce2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<text:span text:style-name="T1">Total (T</text:span><text:span text:style-name="T2">io</text:span><text:span text:style-name="T3">)</text:span></text:p>
          </table:table-cell>
          <table:table-cell table:style-name="ce1" office:value-type="string" calcext:value-type="string">
            <text:p>Square Of Total</text:p>
          </table:table-cell>
          <table:table-cell table:number-columns-repeated="16375"/>
        </table:table-row>
        <table:table-row table:style-name="ro13">
          <table:table-cell/>
          <table:table-cell table:style-name="ce15" office:value-type="string" calcext:value-type="string">
            <text:p>A</text:p>
          </table:table-cell>
          <table:table-cell table:style-name="ce22" office:value-type="string" calcext:value-type="string">
            <text:p>y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SUM([.D6:.G6])" office:value-type="float" office:value="30" calcext:value-type="float">
            <text:p>30</text:p>
          </table:table-cell>
          <table:table-cell table:style-name="ce1" table:formula="of:=[.H6]^2" office:value-type="float" office:value="900" calcext:value-type="float" table:number-columns-spanned="1" table:number-rows-spanned="2">
            <text:p>900</text:p>
          </table:table-cell>
          <table:table-cell table:number-columns-repeated="16375"/>
        </table:table-row>
        <table:table-row table:style-name="ro2">
          <table:table-cell/>
          <table:table-cell table:style-name="ce16" table:number-columns-spanned="1" table:number-rows-spanned="2"/>
          <table:table-cell table:style-name="ce23" office:value-type="string" calcext:value-type="string">
            <text:p><text:span text:style-name="T15">y</text:span><text:span text:style-name="T16">2</text:span></text:p>
          </table:table-cell>
          <table:table-cell table:style-name="ce27" table:formula="of:=[.D6]^2" office:value-type="float" office:value="64" calcext:value-type="float">
            <text:p>64</text:p>
          </table:table-cell>
          <table:table-cell table:style-name="ce27" table:formula="of:=[.E6]^2" office:value-type="float" office:value="64" calcext:value-type="float">
            <text:p>64</text:p>
          </table:table-cell>
          <table:table-cell table:style-name="ce27" table:formula="of:=[.F6]^2" office:value-type="float" office:value="36" calcext:value-type="float">
            <text:p>36</text:p>
          </table:table-cell>
          <table:table-cell table:style-name="ce27" table:formula="of:=[.G6]^2" office:value-type="float" office:value="64" calcext:value-type="float">
            <text:p>64</text:p>
          </table:table-cell>
          <table:table-cell table:style-name="ce35" table:formula="of:=SUM([.D7:.G7])" office:value-type="float" office:value="228" calcext:value-type="float">
            <text:p>228</text:p>
          </table:table-cell>
          <table:covered-table-cell table:style-name="ce1"/>
          <table:table-cell table:number-columns-repeated="16375"/>
        </table:table-row>
        <table:table-row table:style-name="ro14">
          <table:table-cell/>
          <table:covered-table-cell table:style-name="ce16"/>
          <table:table-cell table:style-name="ce24"/>
          <table:table-cell table:style-name="ce26" table:number-columns-repeated="4"/>
          <table:table-cell table:style-name="ce28"/>
          <table:table-cell table:style-name="ce32"/>
          <table:table-cell table:number-columns-repeated="16375"/>
        </table:table-row>
        <table:table-row table:style-name="ro13">
          <table:table-cell/>
          <table:table-cell table:style-name="ce15" office:value-type="string" calcext:value-type="string">
            <text:p>B</text:p>
          </table:table-cell>
          <table:table-cell table:style-name="ce22" office:value-type="string" calcext:value-type="string">
            <text:p>y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4" table:formula="of:=SUM([.D9:.G9])" office:value-type="float" office:value="37" calcext:value-type="float">
            <text:p>37</text:p>
          </table:table-cell>
          <table:table-cell table:style-name="ce1" table:formula="of:=[.H9]^2" office:value-type="float" office:value="1369" calcext:value-type="float" table:number-columns-spanned="1" table:number-rows-spanned="2">
            <text:p>1369</text:p>
          </table:table-cell>
          <table:table-cell table:number-columns-repeated="16375"/>
        </table:table-row>
        <table:table-row table:style-name="ro15">
          <table:table-cell/>
          <table:table-cell table:style-name="ce16" table:number-columns-spanned="1" table:number-rows-spanned="2"/>
          <table:table-cell table:style-name="ce23" office:value-type="string" calcext:value-type="string">
            <text:p><text:span text:style-name="T15">y</text:span><text:span text:style-name="T16">2</text:span></text:p>
          </table:table-cell>
          <table:table-cell table:style-name="ce27" table:formula="of:=[.D9]^2" office:value-type="float" office:value="100" calcext:value-type="float">
            <text:p>100</text:p>
          </table:table-cell>
          <table:table-cell table:style-name="ce27" table:formula="of:=[.E9]^2" office:value-type="float" office:value="64" calcext:value-type="float">
            <text:p>64</text:p>
          </table:table-cell>
          <table:table-cell table:style-name="ce27" table:formula="of:=[.F9]^2" office:value-type="float" office:value="81" calcext:value-type="float">
            <text:p>81</text:p>
          </table:table-cell>
          <table:table-cell table:style-name="ce33" table:formula="of:=[.G9]^2" office:value-type="float" office:value="100" calcext:value-type="float">
            <text:p>100</text:p>
          </table:table-cell>
          <table:table-cell table:style-name="ce35" table:formula="of:=SUM([.D10:.G10])" office:value-type="float" office:value="345" calcext:value-type="float">
            <text:p>345</text:p>
          </table:table-cell>
          <table:covered-table-cell table:style-name="ce1"/>
          <table:table-cell table:number-columns-repeated="16375"/>
        </table:table-row>
        <table:table-row table:style-name="ro14">
          <table:table-cell/>
          <table:covered-table-cell table:style-name="ce16"/>
          <table:table-cell table:style-name="ce24"/>
          <table:table-cell table:style-name="ce28" table:number-columns-repeated="5"/>
          <table:table-cell table:style-name="ce38"/>
          <table:table-cell table:number-columns-repeated="16375"/>
        </table:table-row>
        <table:table-row table:style-name="ro2">
          <table:table-cell/>
          <table:table-cell table:style-name="ce15" office:value-type="string" calcext:value-type="string">
            <text:p>C</text:p>
          </table:table-cell>
          <table:table-cell table:style-name="ce22" office:value-type="string" calcext:value-type="string">
            <text:p>y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6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4" table:formula="of:=SUM([.D12:.G12])" office:value-type="float" office:value="41" calcext:value-type="float">
            <text:p>41</text:p>
          </table:table-cell>
          <table:table-cell table:style-name="ce1" table:formula="of:=[.H12]^2" office:value-type="float" office:value="1681" calcext:value-type="float" table:number-columns-spanned="1" table:number-rows-spanned="2">
            <text:p>1681</text:p>
          </table:table-cell>
          <table:table-cell table:number-columns-repeated="16375"/>
        </table:table-row>
        <table:table-row table:style-name="ro2">
          <table:table-cell/>
          <table:table-cell table:style-name="ce17"/>
          <table:table-cell table:style-name="ce23" office:value-type="string" calcext:value-type="string">
            <text:p><text:span text:style-name="T15">y</text:span><text:span text:style-name="T16">2</text:span></text:p>
          </table:table-cell>
          <table:table-cell table:style-name="ce30" table:formula="of:=[.D12]^2" office:value-type="float" office:value="144" calcext:value-type="float">
            <text:p>144</text:p>
          </table:table-cell>
          <table:table-cell table:style-name="ce27" table:formula="of:=[.E12]^2" office:value-type="float" office:value="100" calcext:value-type="float">
            <text:p>100</text:p>
          </table:table-cell>
          <table:table-cell table:style-name="ce27" table:formula="of:=[.F12]^2" office:value-type="float" office:value="100" calcext:value-type="float">
            <text:p>100</text:p>
          </table:table-cell>
          <table:table-cell table:style-name="ce33" table:formula="of:=[.G12]^2" office:value-type="float" office:value="81" calcext:value-type="float">
            <text:p>81</text:p>
          </table:table-cell>
          <table:table-cell table:style-name="ce35" table:formula="of:=SUM([.D13:.G13])" office:value-type="float" office:value="425" calcext:value-type="float">
            <text:p>425</text:p>
          </table:table-cell>
          <table:covered-table-cell table:style-name="ce1"/>
          <table:table-cell table:number-columns-repeated="16375"/>
        </table:table-row>
        <table:table-row table:style-name="ro3">
          <table:table-cell/>
          <table:table-cell table:style-name="ce18" table:number-columns-spanned="1" table:number-rows-spanned="3"/>
          <table:table-cell table:style-name="ce25" table:number-columns-repeated="5"/>
          <table:table-cell table:style-name="ce36" table:number-columns-spanned="2" table:number-rows-spanned="3"/>
          <table:covered-table-cell table:style-name="ce36"/>
          <table:table-cell table:number-columns-repeated="16375"/>
        </table:table-row>
        <table:table-row table:style-name="ro16">
          <table:table-cell/>
          <table:covered-table-cell table:style-name="ce18"/>
          <table:table-cell table:style-name="ce1" office:value-type="string" calcext:value-type="string">
            <text:p><text:span text:style-name="T1">Total (T</text:span><text:span text:style-name="T2">oj</text:span><text:span text:style-name="T3">)</text:span></text:p>
          </table:table-cell>
          <table:table-cell table:style-name="ce1" table:formula="of:=SUM([.D6];[.D9];[.D12])" office:value-type="float" office:value="30" calcext:value-type="float">
            <text:p>30</text:p>
          </table:table-cell>
          <table:table-cell table:style-name="ce1" table:formula="of:=SUM([.E6];[.E9];[.E12])" office:value-type="float" office:value="26" calcext:value-type="float">
            <text:p>26</text:p>
          </table:table-cell>
          <table:table-cell table:style-name="ce1" table:formula="of:=SUM([.F6];[.F9];[.F12])" office:value-type="float" office:value="25" calcext:value-type="float">
            <text:p>25</text:p>
          </table:table-cell>
          <table:table-cell table:style-name="ce1" table:formula="of:=SUM([.G6];[.G9];[.G12])" office:value-type="float" office:value="27" calcext:value-type="float">
            <text:p>27</text:p>
          </table:table-cell>
          <table:covered-table-cell table:number-columns-repeated="2" table:style-name="ce36"/>
          <table:table-cell table:number-columns-repeated="16375"/>
        </table:table-row>
        <table:table-row table:style-name="ro17">
          <table:table-cell/>
          <table:covered-table-cell table:style-name="ce18"/>
          <table:table-cell table:style-name="ce1" office:value-type="string" calcext:value-type="string">
            <text:p>Square Of Total</text:p>
          </table:table-cell>
          <table:table-cell table:style-name="ce1" table:formula="of:=[.D15]^2" office:value-type="float" office:value="900" calcext:value-type="float">
            <text:p>900</text:p>
          </table:table-cell>
          <table:table-cell table:style-name="ce1" table:formula="of:=[.E15]^2" office:value-type="float" office:value="676" calcext:value-type="float">
            <text:p>676</text:p>
          </table:table-cell>
          <table:table-cell table:style-name="ce1" table:formula="of:=[.F15]^2" office:value-type="float" office:value="625" calcext:value-type="float">
            <text:p>625</text:p>
          </table:table-cell>
          <table:table-cell table:style-name="ce1" table:formula="of:=[.G15]^2" office:value-type="float" office:value="729" calcext:value-type="float">
            <text:p>729</text:p>
          </table:table-cell>
          <table:covered-table-cell table:number-columns-repeated="2" table:style-name="ce36"/>
          <table:table-cell table:number-columns-repeated="16375"/>
        </table:table-row>
        <table:table-row table:style-name="ro3">
          <table:table-cell/>
          <table:table-cell table:style-name="ce19" table:number-columns-repeated="8"/>
          <table:table-cell table:number-columns-repeated="1637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9" table:style-name="ta9">
        <table:table-column table:style-name="co7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10" table:style-name="ta10">
        <office:forms form:automatic-focus="false" form:apply-design-mode="false"/>
        <table:table-column table:style-name="co7" table:number-columns-repeated="2" table:default-cell-style-name="Default"/>
        <table:table-column table:style-name="co39" table:default-cell-style-name="Default"/>
        <table:table-column table:style-name="co7" table:number-columns-repeated="12" table:default-cell-style-name="Default"/>
        <table:table-column table:style-name="co40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number-columns-repeated="16359" table:default-cell-style-name="Default"/>
        <table:table-row table:style-name="ro1" table:number-rows-repeated="6">
          <table:table-cell table:number-columns-repeated="16384"/>
        </table:table-row>
        <table:table-row table:style-name="ro11">
          <table:table-cell table:number-columns-repeated="2"/>
          <table:table-cell table:style-name="ce40" office:value-type="string" calcext:value-type="string">
            <text:p>Treatments</text:p>
          </table:table-cell>
          <table:table-cell table:style-name="ce46" table:number-columns-repeated="2"/>
          <table:table-cell table:style-name="ce51" office:value-type="string" calcext:value-type="string">
            <text:p>Blocks</text:p>
          </table:table-cell>
          <table:table-cell table:style-name="ce46" table:number-columns-repeated="3"/>
          <table:table-cell table:style-name="ce52" office:value-type="string" calcext:value-type="string">
            <text:p>Treatments</text:p>
          </table:table-cell>
          <table:table-cell table:style-name="ce55" office:value-type="string" calcext:value-type="string" table:number-columns-spanned="1" table:number-rows-spanned="2">
            <text:p>T<text:span text:style-name="T17">i</text:span><text:span text:style-name="T19">2</text:span></text:p>
          </table:table-cell>
          <table:table-cell table:number-columns-repeated="16373"/>
        </table:table-row>
        <table:table-row table:style-name="ro11">
          <table:table-cell table:number-columns-repeated="2"/>
          <table:table-cell table:style-name="ce41" office:value-type="string" calcext:value-type="string">
            <text:p>Combinations</text:p>
          </table:table-cell>
          <table:table-cell table:style-name="ce42" office:value-type="string" calcext:value-type="string">
            <text:p>I</text:p>
          </table:table-cell>
          <table:table-cell table:style-name="ce42" office:value-type="string" calcext:value-type="string">
            <text:p>II</text:p>
          </table:table-cell>
          <table:table-cell table:style-name="ce42" office:value-type="string" calcext:value-type="string">
            <text:p>III</text:p>
          </table:table-cell>
          <table:table-cell table:style-name="ce42" office:value-type="string" calcext:value-type="string">
            <text:p>IV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VI</text:p>
          </table:table-cell>
          <table:table-cell table:style-name="ce41" office:value-type="string" calcext:value-type="string">
            <text:p>Totals(T<text:span text:style-name="T17">i</text:span><text:span text:style-name="T18">)</text:span></text:p>
          </table:table-cell>
          <table:covered-table-cell table:style-name="ce56"/>
          <table:table-cell table:number-columns-repeated="16373"/>
        </table:table-row>
        <table:table-row table:style-name="ro11">
          <table:table-cell table:number-columns-repeated="2"/>
          <table:table-cell table:style-name="ce42" office:value-type="float" office:value="1" calcext:value-type="float">
            <text:p>1</text:p>
          </table:table-cell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-9" calcext:value-type="float">
            <text:p>-9</text:p>
          </table:table-cell>
          <table:table-cell table:style-name="ce47" office:value-type="float" office:value="-12" calcext:value-type="float">
            <text:p>-12</text:p>
          </table:table-cell>
          <table:table-cell table:style-name="ce47" office:value-type="float" office:value="-47" calcext:value-type="float">
            <text:p>-47</text:p>
          </table:table-cell>
          <table:table-cell table:style-name="ce47" office:value-type="float" office:value="-39" calcext:value-type="float">
            <text:p>-39</text:p>
          </table:table-cell>
          <table:table-cell table:style-name="ce47" table:formula="of:=SUM([.D9:.I9])" office:value-type="float" office:value="-110" calcext:value-type="float">
            <text:p>-110</text:p>
          </table:table-cell>
          <table:table-cell table:style-name="ce47" table:formula="of:=[.J9]^2" office:value-type="float" office:value="12100" calcext:value-type="float">
            <text:p>12100</text:p>
          </table:table-cell>
          <table:table-cell table:number-columns-repeated="16373"/>
        </table:table-row>
        <table:table-row table:style-name="ro11">
          <table:table-cell table:number-columns-repeated="2"/>
          <table:table-cell table:style-name="ce42" office:value-type="string" calcext:value-type="string">
            <text:p>n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8" calcext:value-type="float">
            <text:p>38</text:p>
          </table:table-cell>
          <table:table-cell table:style-name="ce47" table:formula="of:=SUM([.D10:.I10])" office:value-type="float" office:value="82" calcext:value-type="float">
            <text:p>82</text:p>
          </table:table-cell>
          <table:table-cell table:style-name="ce47" table:formula="of:=[.J10]^2" office:value-type="float" office:value="6724" calcext:value-type="float">
            <text:p>6724</text:p>
          </table:table-cell>
          <table:table-cell table:number-columns-repeated="16373"/>
        </table:table-row>
        <table:table-row table:style-name="ro11">
          <table:table-cell table:number-columns-repeated="2"/>
          <table:table-cell table:style-name="ce42" office:value-type="string" calcext:value-type="string">
            <text:p>s</text:p>
          </table:table-cell>
          <table:table-cell table:style-name="ce47" office:value-type="float" office:value="-14" calcext:value-type="float">
            <text:p>-14</text:p>
          </table:table-cell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-6" calcext:value-type="float">
            <text:p>-6</text:p>
          </table:table-cell>
          <table:table-cell table:style-name="ce47" office:value-type="float" office:value="-8" calcext:value-type="float">
            <text:p>-8</text:p>
          </table:table-cell>
          <table:table-cell table:style-name="ce47" office:value-type="float" office:value="-23" calcext:value-type="float">
            <text:p>-23</text:p>
          </table:table-cell>
          <table:table-cell table:style-name="ce47" office:value-type="float" office:value="-3" calcext:value-type="float">
            <text:p>-3</text:p>
          </table:table-cell>
          <table:table-cell table:style-name="ce47" table:formula="of:=SUM([.D11:.I11])" office:value-type="float" office:value="-57" calcext:value-type="float">
            <text:p>-57</text:p>
          </table:table-cell>
          <table:table-cell table:style-name="ce47" table:formula="of:=[.J11]^2" office:value-type="float" office:value="3249" calcext:value-type="float">
            <text:p>3249</text:p>
          </table:table-cell>
          <table:table-cell table:number-columns-repeated="16373"/>
        </table:table-row>
        <table:table-row table:style-name="ro11">
          <table:table-cell table:number-columns-repeated="2"/>
          <table:table-cell table:style-name="ce42" office:value-type="string" calcext:value-type="string">
            <text:p>ns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-25" calcext:value-type="float">
            <text:p>-25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formula="of:=SUM([.D12:.I12])" office:value-type="float" office:value="-5" calcext:value-type="float">
            <text:p>-5</text:p>
          </table:table-cell>
          <table:table-cell table:style-name="ce47" table:formula="of:=[.J12]^2" office:value-type="float" office:value="25" calcext:value-type="float">
            <text:p>25</text:p>
          </table:table-cell>
          <table:table-cell table:number-columns-repeated="16373"/>
        </table:table-row>
        <table:table-row table:style-name="ro11">
          <table:table-cell table:style-name="ce39" table:number-columns-repeated="2"/>
          <table:table-cell table:style-name="ce43" office:value-type="string" calcext:value-type="string">
            <text:p>Block</text:p>
          </table:table-cell>
          <table:table-cell table:style-name="ce48" office:value-type="float" office:value="-8" calcext:value-type="float" table:number-columns-spanned="1" table:number-rows-spanned="2">
            <text:p>-8</text:p>
          </table:table-cell>
          <table:table-cell table:style-name="ce48" office:value-type="float" office:value="5" calcext:value-type="float" table:number-columns-spanned="1" table:number-rows-spanned="2">
            <text:p>5</text:p>
          </table:table-cell>
          <table:table-cell table:style-name="ce48" office:value-type="float" office:value="-2" calcext:value-type="float" table:number-columns-spanned="1" table:number-rows-spanned="2">
            <text:p>-2</text:p>
          </table:table-cell>
          <table:table-cell table:style-name="ce48" office:value-type="float" office:value="-4" calcext:value-type="float" table:number-columns-spanned="1" table:number-rows-spanned="2">
            <text:p>-4</text:p>
          </table:table-cell>
          <table:table-cell table:style-name="ce48" office:value-type="float" office:value="-77" calcext:value-type="float" table:number-columns-spanned="1" table:number-rows-spanned="2">
            <text:p>-77</text:p>
          </table:table-cell>
          <table:table-cell table:style-name="ce48" office:value-type="float" office:value="1" calcext:value-type="float" table:number-columns-spanned="1" table:number-rows-spanned="2">
            <text:p>1</text:p>
          </table:table-cell>
          <table:table-cell table:style-name="ce53" office:value-type="string" calcext:value-type="string" table:number-columns-spanned="1" table:number-rows-spanned="2">
            <text:p>G = -85</text:p>
          </table:table-cell>
          <table:table-cell table:style-name="ce57"/>
          <table:table-cell table:style-name="ce39" table:number-columns-repeated="16373"/>
        </table:table-row>
        <table:table-row table:style-name="ro11">
          <table:table-cell table:number-columns-repeated="2"/>
          <table:table-cell table:style-name="ce41" office:value-type="string" calcext:value-type="string">
            <text:p>Totals(B<text:span text:style-name="T17">i</text:span><text:span text:style-name="T18">)</text:span></text:p>
          </table:table-cell>
          <table:covered-table-cell table:style-name="ce49"/>
          <table:covered-table-cell table:number-columns-repeated="5" table:style-name="ce50"/>
          <table:covered-table-cell table:style-name="ce54"/>
          <table:table-cell table:style-name="ce54"/>
          <table:table-cell table:number-columns-repeated="16373"/>
        </table:table-row>
        <table:table-row table:style-name="ro11">
          <table:table-cell table:number-columns-repeated="2"/>
          <table:table-cell table:style-name="ce42" office:value-type="string" calcext:value-type="string">
            <text:p>B<text:span text:style-name="T17">i</text:span><text:span text:style-name="T19">2</text:span></text:p>
          </table:table-cell>
          <table:table-cell table:style-name="ce47" table:formula="of:=[.D13]^2" office:value-type="float" office:value="64" calcext:value-type="float">
            <text:p>64</text:p>
          </table:table-cell>
          <table:table-cell table:style-name="ce47" table:formula="of:=[.E13]^2" office:value-type="float" office:value="25" calcext:value-type="float">
            <text:p>25</text:p>
          </table:table-cell>
          <table:table-cell table:style-name="ce47" table:formula="of:=[.F13]^2" office:value-type="float" office:value="4" calcext:value-type="float">
            <text:p>4</text:p>
          </table:table-cell>
          <table:table-cell table:style-name="ce47" table:formula="of:=[.G13]^2" office:value-type="float" office:value="16" calcext:value-type="float">
            <text:p>16</text:p>
          </table:table-cell>
          <table:table-cell table:style-name="ce47" table:formula="of:=[.H13]^2" office:value-type="float" office:value="5929" calcext:value-type="float">
            <text:p>5929</text:p>
          </table:table-cell>
          <table:table-cell table:style-name="ce47" table:formula="of:=[.I13]^2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16373"/>
        </table:table-row>
        <table:table-row table:style-name="ro1" table:number-rows-repeated="3">
          <table:table-cell table:number-columns-repeated="2"/>
          <table:table-cell table:style-name="ce44" table:number-columns-repeated="9"/>
          <table:table-cell table:number-columns-repeated="16373"/>
        </table:table-row>
        <table:table-row table:style-name="ro18">
          <table:table-cell table:number-columns-repeated="2"/>
          <table:table-cell table:style-name="ce44" table:number-columns-repeated="9"/>
          <table:table-cell table:number-columns-repeated="3"/>
          <table:table-cell table:style-name="ce58"/>
          <table:table-cell table:style-name="ce63"/>
          <table:table-cell table:style-name="ce67" office:value-type="string" calcext:value-type="string">
            <text:p>          Yate’s Method For 2<text:span text:style-name="T20">2</text:span><text:span text:style-name="T21">   </text:span><text:span text:style-name="T22">Experiment</text:span></text:p>
          </table:table-cell>
          <table:table-cell table:style-name="ce68"/>
          <table:table-cell table:style-name="ce69"/>
          <table:table-cell table:style-name="ce71"/>
          <table:table-cell table:number-columns-repeated="16364"/>
        </table:table-row>
        <table:table-row table:style-name="ro19">
          <table:table-cell table:number-columns-repeated="2"/>
          <table:table-cell table:style-name="ce44" table:number-columns-repeated="9"/>
          <table:table-cell table:number-columns-repeated="3"/>
          <table:table-cell table:style-name="ce59" office:value-type="string" calcext:value-type="string">
            <text:p>Treatment</text:p>
          </table:table-cell>
          <table:table-cell table:style-name="ce61" office:value-type="string" calcext:value-type="string" table:number-columns-spanned="1" table:number-rows-spanned="2">
            <text:p>Total Yield Form</text:p>
            <text:p>All Blocks</text:p>
            <text:p>(2)</text:p>
          </table:table-cell>
          <table:table-cell table:style-name="ce61" office:value-type="string" calcext:value-type="string" table:number-columns-spanned="1" table:number-rows-spanned="2">
            <text:p>(3).</text:p>
          </table:table-cell>
          <table:table-cell table:style-name="ce61" office:value-type="string" calcext:value-type="string" table:number-columns-spanned="1" table:number-rows-spanned="2">
            <text:p>Factorial Effects</text:p>
            <text:p>Totals</text:p>
            <text:p>(4)</text:p>
          </table:table-cell>
          <table:table-cell table:style-name="ce61" office:value-type="string" calcext:value-type="string" table:number-columns-spanned="1" table:number-rows-spanned="2">
            <text:p>SS</text:p>
            <text:p>(5) = (4)<text:span text:style-name="T23">2</text:span><text:span text:style-name="T24">/4r</text:span></text:p>
          </table:table-cell>
          <table:table-cell table:number-columns-repeated="16365"/>
        </table:table-row>
        <table:table-row table:style-name="ro20">
          <table:table-cell table:number-columns-repeated="2"/>
          <table:table-cell table:style-name="ce44" table:number-columns-repeated="9"/>
          <table:table-cell table:number-columns-repeated="3"/>
          <table:table-cell table:style-name="ce60" office:value-type="string" calcext:value-type="string">
            <text:p>Combination</text:p>
            <text:p>(1)</text:p>
          </table:table-cell>
          <table:covered-table-cell table:number-columns-repeated="3" table:style-name="ce64"/>
          <table:covered-table-cell table:style-name="ce70"/>
          <table:table-cell table:number-columns-repeated="16365"/>
        </table:table-row>
        <table:table-row table:style-name="ro1">
          <table:table-cell table:number-columns-repeated="2"/>
          <table:table-cell table:style-name="ce44" table:number-columns-repeated="9"/>
          <table:table-cell table:number-columns-repeated="3"/>
          <table:table-cell table:style-name="ce61" office:value-type="float" office:value="1" calcext:value-type="float">
            <text:p>1</text:p>
          </table:table-cell>
          <table:table-cell table:style-name="ce65" office:value-type="float" office:value="-110" calcext:value-type="float">
            <text:p>-110</text:p>
          </table:table-cell>
          <table:table-cell table:style-name="ce65" office:value-type="float" office:value="-28" calcext:value-type="float">
            <text:p>-28</text:p>
          </table:table-cell>
          <table:table-cell table:style-name="ce65" office:value-type="float" office:value="-85" calcext:value-type="float">
            <text:p>-85</text:p>
          </table:table-cell>
          <table:table-cell table:style-name="ce65" table:formula="of:=ROUND([.R22]^2/(4*6);6)" office:value-type="float" office:value="301.041667" calcext:value-type="float">
            <text:p>301.041667</text:p>
          </table:table-cell>
          <table:table-cell table:style-name="ce66"/>
          <table:table-cell table:number-columns-repeated="16364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3"/>
          <table:table-cell table:style-name="ce61" office:value-type="string" calcext:value-type="string">
            <text:p>n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-57" calcext:value-type="float">
            <text:p>-57</text:p>
          </table:table-cell>
          <table:table-cell table:style-name="ce65" office:value-type="float" office:value="249" calcext:value-type="float">
            <text:p>249</text:p>
          </table:table-cell>
          <table:table-cell table:style-name="ce65" table:formula="of:=ROUND([.R23]^2/(4*6);6)" office:value-type="float" office:value="2583.375" calcext:value-type="float">
            <text:p>2583.375</text:p>
          </table:table-cell>
          <table:table-cell table:style-name="ce66"/>
          <table:table-cell table:number-columns-repeated="16364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3"/>
          <table:table-cell table:style-name="ce61" office:value-type="string" calcext:value-type="string">
            <text:p>s</text:p>
          </table:table-cell>
          <table:table-cell table:style-name="ce65" office:value-type="float" office:value="-57" calcext:value-type="float">
            <text:p>-57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-29" calcext:value-type="float">
            <text:p>-29</text:p>
          </table:table-cell>
          <table:table-cell table:style-name="ce65" table:formula="of:=ROUND([.R24]^2/(4*6);6)" office:value-type="float" office:value="35.041667" calcext:value-type="float">
            <text:p>35.041667</text:p>
          </table:table-cell>
          <table:table-cell table:style-name="ce66"/>
          <table:table-cell table:number-columns-repeated="16364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3"/>
          <table:table-cell table:style-name="ce61" office:value-type="string" calcext:value-type="string">
            <text:p>n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float" office:value="-135" calcext:value-type="float">
            <text:p>-135</text:p>
          </table:table-cell>
          <table:table-cell table:style-name="ce65" table:formula="of:=ROUND([.R25]^2/(4*6);6)" office:value-type="float" office:value="759.375" calcext:value-type="float">
            <text:p>759.375</text:p>
          </table:table-cell>
          <table:table-cell table:style-name="ce66"/>
          <table:table-cell table:number-columns-repeated="16364"/>
        </table:table-row>
        <table:table-row table:style-name="ro1" table:number-rows-repeated="2">
          <table:table-cell table:number-columns-repeated="2"/>
          <table:table-cell table:style-name="ce45" table:number-columns-repeated="9"/>
          <table:table-cell table:number-columns-repeated="3"/>
          <table:table-cell table:style-name="ce62"/>
          <table:table-cell table:style-name="ce66" table:number-columns-repeated="5"/>
          <table:table-cell table:number-columns-repeated="16364"/>
        </table:table-row>
        <table:table-row table:style-name="ro21">
          <table:table-cell table:number-columns-repeated="2"/>
          <table:table-cell table:style-name="ce45" table:number-columns-repeated="9"/>
          <table:table-cell table:number-columns-repeated="3"/>
          <table:table-cell table:style-name="ce62"/>
          <table:table-cell table:style-name="ce66" table:number-columns-repeated="5"/>
          <table:table-cell table:style-name="ce72"/>
          <table:table-cell table:style-name="ce74"/>
          <table:table-cell table:style-name="ce75" office:value-type="string" calcext:value-type="string">
            <text:p>          ANOVA Table For 2<text:span text:style-name="T20">2</text:span><text:span text:style-name="T25">   </text:span><text:span text:style-name="T26">Experiment</text:span></text:p>
          </table:table-cell>
          <table:table-cell table:style-name="ce76" table:number-columns-repeated="2"/>
          <table:table-cell table:style-name="ce77"/>
          <table:table-cell table:style-name="ce78"/>
          <table:table-cell table:number-columns-repeated="16357"/>
        </table:table-row>
        <table:table-row table:style-name="ro22">
          <table:table-cell table:number-columns-repeated="2"/>
          <table:table-cell table:style-name="ce45" table:number-columns-repeated="9"/>
          <table:table-cell table:number-columns-repeated="3"/>
          <table:table-cell table:style-name="ce62"/>
          <table:table-cell table:style-name="ce66" table:number-columns-repeated="5"/>
          <table:table-cell table:style-name="ce73" office:value-type="string" calcext:value-type="string" table:number-columns-spanned="1" table:number-rows-spanned="2">
            <text:p>Source Of</text:p>
            <text:p>Variation</text:p>
          </table:table-cell>
          <table:table-cell table:style-name="ce61" office:value-type="string" calcext:value-type="string" table:number-columns-spanned="1" table:number-rows-spanned="2">
            <text:p>df</text:p>
          </table:table-cell>
          <table:table-cell table:style-name="ce61" office:value-type="string" calcext:value-type="string" table:number-columns-spanned="1" table:number-rows-spanned="2">
            <text:p>SS</text:p>
          </table:table-cell>
          <table:table-cell table:style-name="ce61" office:value-type="string" calcext:value-type="string" table:number-columns-spanned="1" table:number-rows-spanned="2">
            <text:p>MSS</text:p>
          </table:table-cell>
          <table:table-cell table:style-name="ce61" office:value-type="string" calcext:value-type="string" table:number-columns-spanned="1" table:number-rows-spanned="2">
            <text:p>Variance</text:p>
            <text:p>Ratio(F)</text:p>
          </table:table-cell>
          <table:table-cell table:style-name="ce61" office:value-type="string" calcext:value-type="string" table:number-columns-spanned="1" table:number-rows-spanned="2">
            <text:p>Tabulated</text:p>
            <text:p>5%</text:p>
          </table:table-cell>
          <table:table-cell table:style-name="ce61" office:value-type="string" calcext:value-type="string" table:number-columns-spanned="1" table:number-rows-spanned="2">
            <text:p>Tabulated</text:p>
            <text:p>1%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covered-table-cell table:style-name="ce60" office:value-type="string" calcext:value-type="string">
            <text:p>Combination</text:p>
            <text:p>(1)</text:p>
          </table:covered-table-cell>
          <table:covered-table-cell table:number-columns-repeated="3" table:style-name="ce64"/>
          <table:covered-table-cell table:number-columns-repeated="3" table:style-name="ce70"/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table-cell table:style-name="ce61" office:value-type="string" calcext:value-type="string">
            <text:p>Blocks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208.708" calcext:value-type="float">
            <text:p>1208.708</text:p>
          </table:table-cell>
          <table:table-cell table:style-name="ce65" office:value-type="float" office:value="241.7416" calcext:value-type="float">
            <text:p>241.7416</text:p>
          </table:table-cell>
          <table:table-cell table:style-name="ce65" office:value-type="float" office:value="1.37277" calcext:value-type="float">
            <text:p>1.37277</text:p>
          </table:table-cell>
          <table:table-cell table:style-name="ce65" office:value-type="float" office:value="2.9" calcext:value-type="float">
            <text:p>2.9</text:p>
          </table:table-cell>
          <table:table-cell table:style-name="ce65" office:value-type="float" office:value="4.556" calcext:value-type="float">
            <text:p>4.556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table-cell table:style-name="ce61" office:value-type="string" calcext:value-type="string">
            <text:p>Treatments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377.792" calcext:value-type="float">
            <text:p>3377.792</text:p>
          </table:table-cell>
          <table:table-cell table:style-name="ce65" office:value-type="float" office:value="1125.93067" calcext:value-type="float">
            <text:p>1125.93067</text:p>
          </table:table-cell>
          <table:table-cell table:style-name="ce65" office:value-type="float" office:value="6.3938" calcext:value-type="float">
            <text:p>6.3938</text:p>
          </table:table-cell>
          <table:table-cell table:style-name="ce65" office:value-type="float" office:value="3.2874" calcext:value-type="float">
            <text:p>3.2874</text:p>
          </table:table-cell>
          <table:table-cell table:style-name="ce65" office:value-type="float" office:value="5.417" calcext:value-type="float">
            <text:p>5.417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table-cell table:style-name="ce61" office:value-type="string" calcext:value-type="string">
            <text:p>N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583.375" calcext:value-type="float">
            <text:p>2583.375</text:p>
          </table:table-cell>
          <table:table-cell table:style-name="ce65" office:value-type="float" office:value="14.67" calcext:value-type="float">
            <text:p>14.67</text:p>
          </table:table-cell>
          <table:table-cell table:style-name="ce65" office:value-type="float" office:value="4.5431" calcext:value-type="float">
            <text:p>4.5431</text:p>
          </table:table-cell>
          <table:table-cell table:style-name="ce65" office:value-type="float" office:value="8.683" calcext:value-type="float">
            <text:p>8.68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table-cell table:style-name="ce61" office:value-type="string" calcext:value-type="string">
            <text:p>S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35.0416667" calcext:value-type="float">
            <text:p>35.0416667</text:p>
          </table:table-cell>
          <table:table-cell table:style-name="ce65" office:value-type="float" office:value="0.19899" calcext:value-type="float">
            <text:p>0.19899</text:p>
          </table:table-cell>
          <table:table-cell table:style-name="ce65" office:value-type="float" office:value="4.5431" calcext:value-type="float">
            <text:p>4.5431</text:p>
          </table:table-cell>
          <table:table-cell table:style-name="ce65" office:value-type="float" office:value="8.683" calcext:value-type="float">
            <text:p>8.68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table-cell table:style-name="ce61" office:value-type="string" calcext:value-type="string">
            <text:p>NS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759.375" calcext:value-type="float">
            <text:p>759.375</text:p>
          </table:table-cell>
          <table:table-cell table:style-name="ce65" office:value-type="float" office:value="4.31225" calcext:value-type="float">
            <text:p>4.31225</text:p>
          </table:table-cell>
          <table:table-cell table:style-name="ce65" office:value-type="float" office:value="4.5431" calcext:value-type="float">
            <text:p>4.5431</text:p>
          </table:table-cell>
          <table:table-cell table:style-name="ce65" office:value-type="float" office:value="8.683" calcext:value-type="float">
            <text:p>8.683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5" table:number-columns-repeated="9"/>
          <table:table-cell table:number-columns-repeated="9"/>
          <table:table-cell table:style-name="ce61" office:value-type="string" calcext:value-type="string">
            <text:p>Error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2641.458" calcext:value-type="float">
            <text:p>2641.458</text:p>
          </table:table-cell>
          <table:table-cell table:style-name="ce65" office:value-type="float" office:value="176.0972" calcext:value-type="float">
            <text:p>176.0972</text:p>
          </table:table-cell>
          <table:table-cell table:style-name="ce66" table:number-columns-repeated="3"/>
          <table:table-cell table:number-columns-repeated="16357"/>
        </table:table-row>
        <table:table-row table:style-name="ro1">
          <table:table-cell table:number-columns-repeated="20"/>
          <table:table-cell table:style-name="ce61" office:value-type="string" calcext:value-type="string">
            <text:p>Totals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7227.9583" calcext:value-type="float">
            <text:p>7227.9583</text:p>
          </table:table-cell>
          <table:table-cell table:style-name="ce66" table:number-columns-repeated="4"/>
          <table:table-cell table:number-columns-repeated="16357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p11" table:style-name="ta11">
        <office:forms form:automatic-focus="false" form:apply-design-mode="false"/>
        <table:table-column table:style-name="co7" table:number-columns-repeated="2" table:default-cell-style-name="Default"/>
        <table:table-column table:style-name="co46" table:default-cell-style-name="Default"/>
        <table:table-column table:style-name="co7" table:number-columns-repeated="3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7" table:number-columns-repeated="2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7" table:number-columns-repeated="3" table:default-cell-style-name="Default"/>
        <table:table-column table:style-name="co46" table:default-cell-style-name="Default"/>
        <table:table-column table:style-name="co7" table:number-columns-repeated="2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7" table:default-cell-style-name="Default"/>
        <table:table-column table:style-name="co51" table:default-cell-style-name="Default"/>
        <table:table-column table:style-name="co13" table:default-cell-style-name="Default"/>
        <table:table-column table:style-name="co7" table:number-columns-repeated="16360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>
            <text:p>Blocks</text:p>
          </table:table-cell>
          <table:table-cell table:style-name="ce81" office:value-type="string" calcext:value-type="string">
            <text:p>i</text:p>
          </table:table-cell>
          <table:table-cell table:style-name="ce81" office:value-type="string" calcext:value-type="string">
            <text:p>ii</text:p>
          </table:table-cell>
          <table:table-cell table:style-name="ce81" office:value-type="string" calcext:value-type="string">
            <text:p>iii</text:p>
          </table:table-cell>
          <table:table-cell table:style-name="ce81" office:value-type="string" calcext:value-type="string">
            <text:p>iv</text:p>
          </table:table-cell>
          <table:table-cell table:style-name="ce82" table:number-columns-repeated="17"/>
          <table:table-cell table:number-columns-repeated="16360"/>
        </table:table-row>
        <table:table-row table:style-name="ro23">
          <table:table-cell table:number-columns-repeated="2"/>
          <table:table-cell table:style-name="ce80" office:value-type="string" calcext:value-type="string">
            <text:p>Treatments</text:p>
          </table:table-cell>
          <table:table-cell table:style-name="ce87" table:number-columns-repeated="4"/>
          <table:table-cell table:style-name="ce82" table:number-columns-repeated="3"/>
          <table:table-cell table:style-name="ce58"/>
          <table:table-cell table:style-name="ce63"/>
          <table:table-cell table:style-name="ce67" office:value-type="string" calcext:value-type="string">
            <text:p>          Yates Method For 2<text:span text:style-name="T28">3</text:span><text:span text:style-name="T29">   </text:span><text:span text:style-name="T22">Experiment</text:span></text:p>
          </table:table-cell>
          <table:table-cell table:style-name="ce68" table:number-columns-repeated="2"/>
          <table:table-cell table:style-name="ce102"/>
          <table:table-cell table:style-name="ce101"/>
          <table:table-cell table:style-name="ce82"/>
          <table:table-cell table:style-name="ce58"/>
          <table:table-cell table:style-name="ce63"/>
          <table:table-cell table:style-name="ce67" office:value-type="string" calcext:value-type="string">
            <text:p>     ANOVA Table For 2<text:span text:style-name="T28">3</text:span><text:span text:style-name="T29">   </text:span><text:span text:style-name="T22">Experiment     </text:span></text:p>
          </table:table-cell>
          <table:table-cell table:style-name="ce68" table:number-columns-repeated="2"/>
          <table:table-cell table:style-name="ce102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float" office:value="1" calcext:value-type="float">
            <text:p>1</text:p>
          </table:table-cell>
          <table:table-cell table:style-name="ce87" office:value-type="float" office:value="47.2" calcext:value-type="float">
            <text:p>47.2</text:p>
          </table:table-cell>
          <table:table-cell table:style-name="ce87" office:value-type="float" office:value="51.2" calcext:value-type="float">
            <text:p>51.2</text:p>
          </table:table-cell>
          <table:table-cell table:style-name="ce87" office:value-type="float" office:value="51.1" calcext:value-type="float">
            <text:p>51.1</text:p>
          </table:table-cell>
          <table:table-cell table:style-name="ce87" office:value-type="float" office:value="43.2" calcext:value-type="float">
            <text:p>43.2</text:p>
          </table:table-cell>
          <table:table-cell table:style-name="ce82" table:number-columns-repeated="3"/>
          <table:table-cell table:style-name="ce99" office:value-type="string" calcext:value-type="string">
            <text:p>Treatment</text:p>
          </table:table-cell>
          <table:table-cell table:style-name="ce100" office:value-type="string" calcext:value-type="string">
            <text:p>Total Yield 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string" calcext:value-type="string">
            <text:p>SS = [3]<text:span text:style-name="T23">2</text:span><text:span text:style-name="T24">/32</text:span></text:p>
          </table:table-cell>
          <table:table-cell table:style-name="ce101"/>
          <table:table-cell table:style-name="ce82"/>
          <table:table-cell table:style-name="ce99" office:value-type="string" calcext:value-type="string">
            <text:p>Source Of Variation</text:p>
          </table:table-cell>
          <table:table-cell table:style-name="ce100" office:value-type="string" calcext:value-type="string">
            <text:p>SS</text:p>
          </table:table-cell>
          <table:table-cell table:style-name="ce100" office:value-type="string" calcext:value-type="string">
            <text:p>df</text:p>
          </table:table-cell>
          <table:table-cell table:style-name="ce100" office:value-type="string" calcext:value-type="string">
            <text:p>MSS</text:p>
          </table:table-cell>
          <table:table-cell table:style-name="ce100" office:value-type="string" calcext:value-type="string">
            <text:p>F</text:p>
          </table:table-cell>
          <table:table-cell table:style-name="ce100" office:value-type="string" calcext:value-type="string">
            <text:p>Tabulated F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</text:p>
          </table:table-cell>
          <table:table-cell table:style-name="ce87" office:value-type="float" office:value="44.7" calcext:value-type="float">
            <text:p>44.7</text:p>
          </table:table-cell>
          <table:table-cell table:style-name="ce87" office:value-type="float" office:value="60.3" calcext:value-type="float">
            <text:p>60.3</text:p>
          </table:table-cell>
          <table:table-cell table:style-name="ce87" office:value-type="float" office:value="70.2" calcext:value-type="float">
            <text:p>70.2</text:p>
          </table:table-cell>
          <table:table-cell table:style-name="ce87" office:value-type="float" office:value="61.2" calcext:value-type="float">
            <text:p>61.2</text:p>
          </table:table-cell>
          <table:table-cell table:style-name="ce82" table:number-columns-repeated="3"/>
          <table:table-cell table:style-name="ce100" office:value-type="string" calcext:value-type="string">
            <text:p>Combination</text:p>
          </table:table-cell>
          <table:table-cell table:style-name="ce64" table:number-columns-repeated="4"/>
          <table:table-cell table:style-name="ce70"/>
          <table:table-cell table:style-name="ce101"/>
          <table:table-cell table:style-name="ce82"/>
          <table:table-cell table:style-name="ce103"/>
          <table:table-cell table:style-name="ce82" table:number-columns-repeated="4"/>
          <table:table-cell table:style-name="ce114" office:value-type="percentage" office:value="0.05" calcext:value-type="percentage">
            <text:p>5%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b</text:p>
          </table:table-cell>
          <table:table-cell table:style-name="ce87" office:value-type="float" office:value="45.3" calcext:value-type="float">
            <text:p>45.3</text:p>
          </table:table-cell>
          <table:table-cell table:style-name="ce87" office:value-type="float" office:value="55.8" calcext:value-type="float">
            <text:p>55.8</text:p>
          </table:table-cell>
          <table:table-cell table:style-name="ce87" office:value-type="float" office:value="57.3" calcext:value-type="float">
            <text:p>57.3</text:p>
          </table:table-cell>
          <table:table-cell table:style-name="ce87" office:value-type="float" office:value="52.1" calcext:value-type="float">
            <text:p>52.1</text:p>
          </table:table-cell>
          <table:table-cell table:style-name="ce82" table:number-columns-repeated="3"/>
          <table:table-cell table:style-name="ce61" office:value-type="float" office:value="1" calcext:value-type="float">
            <text:p>1</text:p>
          </table:table-cell>
          <table:table-cell table:style-name="ce65" office:value-type="float" office:value="4.49999999999998" calcext:value-type="float">
            <text:p>4.49999999999998</text:p>
          </table:table-cell>
          <table:table-cell table:style-name="ce65" office:value-type="float" office:value="-34.7" calcext:value-type="float">
            <text:p>-34.7</text:p>
          </table:table-cell>
          <table:table-cell table:style-name="ce65" office:value-type="float" office:value="-88.3" calcext:value-type="float">
            <text:p>-88.3</text:p>
          </table:table-cell>
          <table:table-cell table:style-name="ce65" office:value-type="float" office:value="-147.8" calcext:value-type="float">
            <text:p>-147.8</text:p>
          </table:table-cell>
          <table:table-cell table:style-name="ce65" table:formula="of:=[.O8]^2/32" office:value-type="float" office:value="682.65125" calcext:value-type="float">
            <text:p>682.65125</text:p>
          </table:table-cell>
          <table:table-cell table:style-name="ce82" table:number-columns-repeated="2"/>
          <table:table-cell table:style-name="ce100" office:value-type="string" calcext:value-type="string">
            <text:p>Blocks</text:p>
          </table:table-cell>
          <table:table-cell table:style-name="ce105" office:value-type="float" office:value="281.97375" calcext:value-type="float">
            <text:p>281.97375</text:p>
          </table:table-cell>
          <table:table-cell table:style-name="ce109" office:value-type="float" office:value="3" calcext:value-type="float">
            <text:p>3</text:p>
          </table:table-cell>
          <table:table-cell table:style-name="ce106" office:value-type="float" office:value="93.99125" calcext:value-type="float">
            <text:p>93.99125</text:p>
          </table:table-cell>
          <table:table-cell table:style-name="ce109" office:value-type="float" office:value="1.820903595" calcext:value-type="float">
            <text:p>1.820903595</text:p>
          </table:table-cell>
          <table:table-cell table:style-name="ce115" office:value-type="float" office:value="3.07" calcext:value-type="float">
            <text:p>3.07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b</text:p>
          </table:table-cell>
          <table:table-cell table:style-name="ce87" office:value-type="float" office:value="62.7" calcext:value-type="float">
            <text:p>62.7</text:p>
          </table:table-cell>
          <table:table-cell table:style-name="ce87" office:value-type="float" office:value="50.2" calcext:value-type="float">
            <text:p>50.2</text:p>
          </table:table-cell>
          <table:table-cell table:style-name="ce87" office:value-type="float" office:value="55.3" calcext:value-type="float">
            <text:p>55.3</text:p>
          </table:table-cell>
          <table:table-cell table:style-name="ce87" office:value-type="float" office:value="69.3" calcext:value-type="float">
            <text:p>69.3</text:p>
          </table:table-cell>
          <table:table-cell table:style-name="ce82" table:number-columns-repeated="3"/>
          <table:table-cell table:style-name="ce61" office:value-type="string" calcext:value-type="string">
            <text:p>a</text:p>
          </table:table-cell>
          <table:table-cell table:style-name="ce65" office:value-type="float" office:value="-39.2" calcext:value-type="float">
            <text:p>-39.2</text:p>
          </table:table-cell>
          <table:table-cell table:style-name="ce65" office:value-type="float" office:value="-53.6" calcext:value-type="float">
            <text:p>-53.6</text:p>
          </table:table-cell>
          <table:table-cell table:style-name="ce65" office:value-type="float" office:value="-59.5" calcext:value-type="float">
            <text:p>-59.5</text:p>
          </table:table-cell>
          <table:table-cell table:style-name="ce65" office:value-type="float" office:value="-50.4" calcext:value-type="float">
            <text:p>-50.4</text:p>
          </table:table-cell>
          <table:table-cell table:style-name="ce65" table:formula="of:=[.O9]^2/32" office:value-type="float" office:value="79.38" calcext:value-type="float">
            <text:p>79.38</text:p>
          </table:table-cell>
          <table:table-cell table:style-name="ce82" table:number-columns-repeated="2"/>
          <table:table-cell table:style-name="ce61" office:value-type="string" calcext:value-type="string">
            <text:p>Treatments</text:p>
          </table:table-cell>
          <table:table-cell table:style-name="ce106" office:value-type="float" office:value="503.67875" calcext:value-type="float">
            <text:p>503.67875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71.95410714" calcext:value-type="float">
            <text:p>71.95410714</text:p>
          </table:table-cell>
          <table:table-cell table:style-name="ce113" office:value-type="float" office:value="1.393975422" calcext:value-type="float">
            <text:p>1.393975422</text:p>
          </table:table-cell>
          <table:table-cell table:style-name="ce106" office:value-type="float" office:value="2.49" calcext:value-type="float">
            <text:p>2.49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c</text:p>
          </table:table-cell>
          <table:table-cell table:style-name="ce87" office:value-type="float" office:value="63.4" calcext:value-type="float">
            <text:p>63.4</text:p>
          </table:table-cell>
          <table:table-cell table:style-name="ce87" office:value-type="float" office:value="56.6" calcext:value-type="float">
            <text:p>56.6</text:p>
          </table:table-cell>
          <table:table-cell table:style-name="ce87" office:value-type="float" office:value="63.2" calcext:value-type="float">
            <text:p>63.2</text:p>
          </table:table-cell>
          <table:table-cell table:style-name="ce87" office:value-type="float" office:value="42.3" calcext:value-type="float">
            <text:p>42.3</text:p>
          </table:table-cell>
          <table:table-cell table:style-name="ce82" table:number-columns-repeated="3"/>
          <table:table-cell table:style-name="ce61" office:value-type="string" calcext:value-type="string">
            <text:p>b</text:p>
          </table:table-cell>
          <table:table-cell table:style-name="ce65" office:value-type="float" office:value="-13.3" calcext:value-type="float">
            <text:p>-13.3</text:p>
          </table:table-cell>
          <table:table-cell table:style-name="ce65" office:value-type="float" office:value="-26.7" calcext:value-type="float">
            <text:p>-26.7</text:p>
          </table:table-cell>
          <table:table-cell table:style-name="ce65" office:value-type="float" office:value="-70.7" calcext:value-type="float">
            <text:p>-70.7</text:p>
          </table:table-cell>
          <table:table-cell table:style-name="ce65" office:value-type="float" office:value="-25" calcext:value-type="float">
            <text:p>-25</text:p>
          </table:table-cell>
          <table:table-cell table:style-name="ce65" table:formula="of:=[.O10]^2/32" office:value-type="float" office:value="19.53125" calcext:value-type="float">
            <text:p>19.53125</text:p>
          </table:table-cell>
          <table:table-cell table:style-name="ce82" table:number-columns-repeated="2"/>
          <table:table-cell table:style-name="ce61" office:value-type="string" calcext:value-type="string">
            <text:p>a</text:p>
          </table:table-cell>
          <table:table-cell table:style-name="ce106" office:value-type="float" office:value="79.38" calcext:value-type="float">
            <text:p>79.3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9.38" calcext:value-type="float">
            <text:p>79.38</text:p>
          </table:table-cell>
          <table:table-cell table:style-name="ce106" office:value-type="float" office:value="1.537838121" calcext:value-type="float">
            <text:p>1.537838121</text:p>
          </table:table-cell>
          <table:table-cell table:style-name="ce106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c</text:p>
          </table:table-cell>
          <table:table-cell table:style-name="ce87" office:value-type="float" office:value="45.3" calcext:value-type="float">
            <text:p>45.3</text:p>
          </table:table-cell>
          <table:table-cell table:style-name="ce87" office:value-type="float" office:value="52.3" calcext:value-type="float">
            <text:p>52.3</text:p>
          </table:table-cell>
          <table:table-cell table:style-name="ce87" office:value-type="float" office:value="59.8" calcext:value-type="float">
            <text:p>59.8</text:p>
          </table:table-cell>
          <table:table-cell table:style-name="ce87" office:value-type="float" office:value="38.2" calcext:value-type="float">
            <text:p>38.2</text:p>
          </table:table-cell>
          <table:table-cell table:style-name="ce82" table:number-columns-repeated="3"/>
          <table:table-cell table:style-name="ce61" office:value-type="string" calcext:value-type="string">
            <text:p>ab</text:p>
          </table:table-cell>
          <table:table-cell table:style-name="ce65" office:value-type="float" office:value="-40.3" calcext:value-type="float">
            <text:p>-40.3</text:p>
          </table:table-cell>
          <table:table-cell table:style-name="ce65" office:value-type="float" office:value="-32.8" calcext:value-type="float">
            <text:p>-32.8</text:p>
          </table:table-cell>
          <table:table-cell table:style-name="ce65" office:value-type="float" office:value="20.3" calcext:value-type="float">
            <text:p>20.3</text:p>
          </table:table-cell>
          <table:table-cell table:style-name="ce65" office:value-type="float" office:value="-22.8" calcext:value-type="float">
            <text:p>-22.8</text:p>
          </table:table-cell>
          <table:table-cell table:style-name="ce65" table:formula="of:=[.O11]^2/32" office:value-type="float" office:value="16.245" calcext:value-type="float">
            <text:p>16.245</text:p>
          </table:table-cell>
          <table:table-cell table:style-name="ce82" table:number-columns-repeated="2"/>
          <table:table-cell table:style-name="ce61" office:value-type="string" calcext:value-type="string">
            <text:p>b</text:p>
          </table:table-cell>
          <table:table-cell table:style-name="ce106" office:value-type="float" office:value="19.53125" calcext:value-type="float">
            <text:p>19.5312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19.53125" calcext:value-type="float">
            <text:p>19.53125</text:p>
          </table:table-cell>
          <table:table-cell table:style-name="ce106" office:value-type="float" office:value="0.378381215" calcext:value-type="float">
            <text:p>0.378381215</text:p>
          </table:table-cell>
          <table:table-cell table:style-name="ce106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bc</text:p>
          </table:table-cell>
          <table:table-cell table:style-name="ce87" office:value-type="float" office:value="57.6" calcext:value-type="float">
            <text:p>57.6</text:p>
          </table:table-cell>
          <table:table-cell table:style-name="ce87" office:value-type="float" office:value="47.7" calcext:value-type="float">
            <text:p>47.7</text:p>
          </table:table-cell>
          <table:table-cell table:style-name="ce87" office:value-type="float" office:value="55.2" calcext:value-type="float">
            <text:p>55.2</text:p>
          </table:table-cell>
          <table:table-cell table:style-name="ce87" office:value-type="float" office:value="48.3" calcext:value-type="float">
            <text:p>48.3</text:p>
          </table:table-cell>
          <table:table-cell table:style-name="ce82" table:number-columns-repeated="3"/>
          <table:table-cell table:style-name="ce61" office:value-type="string" calcext:value-type="string">
            <text:p>c</text:p>
          </table:table-cell>
          <table:table-cell table:style-name="ce65" office:value-type="float" office:value="-28.3" calcext:value-type="float">
            <text:p>-28.3</text:p>
          </table:table-cell>
          <table:table-cell table:style-name="ce65" office:value-type="float" office:value="-43.7" calcext:value-type="float">
            <text:p>-43.7</text:p>
          </table:table-cell>
          <table:table-cell table:style-name="ce65" office:value-type="float" office:value="-18.9" calcext:value-type="float">
            <text:p>-18.9</text:p>
          </table:table-cell>
          <table:table-cell table:style-name="ce65" office:value-type="float" office:value="28.8" calcext:value-type="float">
            <text:p>28.8</text:p>
          </table:table-cell>
          <table:table-cell table:style-name="ce65" table:formula="of:=[.O12]^2/32" office:value-type="float" office:value="25.92" calcext:value-type="float">
            <text:p>25.92</text:p>
          </table:table-cell>
          <table:table-cell table:style-name="ce82" table:number-columns-repeated="2"/>
          <table:table-cell table:style-name="ce61" office:value-type="string" calcext:value-type="string">
            <text:p>abc</text:p>
          </table:table-cell>
          <table:table-cell table:style-name="ce65" office:value-type="float" office:value="16.245" calcext:value-type="float">
            <text:p>16.24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6.245" calcext:value-type="float">
            <text:p>16.245</text:p>
          </table:table-cell>
          <table:table-cell table:style-name="ce65" office:value-type="float" office:value="0.314716305" calcext:value-type="float">
            <text:p>0.314716305</text:p>
          </table:table-cell>
          <table:table-cell table:style-name="ce65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bc</text:p>
          </table:table-cell>
          <table:table-cell table:style-name="ce87" office:value-type="float" office:value="49.3" calcext:value-type="float">
            <text:p>49.3</text:p>
          </table:table-cell>
          <table:table-cell table:style-name="ce87" office:value-type="float" office:value="59.8" calcext:value-type="float">
            <text:p>59.8</text:p>
          </table:table-cell>
          <table:table-cell table:style-name="ce87" office:value-type="float" office:value="56.8" calcext:value-type="float">
            <text:p>56.8</text:p>
          </table:table-cell>
          <table:table-cell table:style-name="ce87" office:value-type="float" office:value="52.5" calcext:value-type="float">
            <text:p>52.5</text:p>
          </table:table-cell>
          <table:table-cell table:style-name="ce82" table:number-columns-repeated="3"/>
          <table:table-cell table:style-name="ce61" office:value-type="string" calcext:value-type="string">
            <text:p>ac</text:p>
          </table:table-cell>
          <table:table-cell table:style-name="ce65" office:value-type="float" office:value="1.59999999999999" calcext:value-type="float">
            <text:p>1.59999999999999</text:p>
          </table:table-cell>
          <table:table-cell table:style-name="ce65" office:value-type="float" office:value="-27" calcext:value-type="float">
            <text:p>-27</text:p>
          </table:table-cell>
          <table:table-cell table:style-name="ce65" office:value-type="float" office:value="-6.1" calcext:value-type="float">
            <text:p>-6.1</text:p>
          </table:table-cell>
          <table:table-cell table:style-name="ce65" office:value-type="float" office:value="91" calcext:value-type="float">
            <text:p>91</text:p>
          </table:table-cell>
          <table:table-cell table:style-name="ce65" table:formula="of:=[.O13]^2/32" office:value-type="float" office:value="258.78125" calcext:value-type="float">
            <text:p>258.78125</text:p>
          </table:table-cell>
          <table:table-cell table:style-name="ce82" table:number-columns-repeated="2"/>
          <table:table-cell table:style-name="ce61" office:value-type="string" calcext:value-type="string">
            <text:p>c</text:p>
          </table:table-cell>
          <table:table-cell table:style-name="ce65" office:value-type="float" office:value="25.92" calcext:value-type="float">
            <text:p>25.9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5.92" calcext:value-type="float">
            <text:p>25.92</text:p>
          </table:table-cell>
          <table:table-cell table:style-name="ce65" office:value-type="float" office:value="0.502151223" calcext:value-type="float">
            <text:p>0.502151223</text:p>
          </table:table-cell>
          <table:table-cell table:style-name="ce65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2" table:number-columns-repeated="8"/>
          <table:table-cell table:style-name="ce61" office:value-type="string" calcext:value-type="string">
            <text:p>bc</text:p>
          </table:table-cell>
          <table:table-cell table:style-name="ce65" office:value-type="float" office:value="-11.6" calcext:value-type="float">
            <text:p>-11.6</text:p>
          </table:table-cell>
          <table:table-cell table:style-name="ce65" office:value-type="float" office:value="29.9" calcext:value-type="float">
            <text:p>29.9</text:p>
          </table:table-cell>
          <table:table-cell table:style-name="ce65" office:value-type="float" office:value="16.7" calcext:value-type="float">
            <text:p>16.7</text:p>
          </table:table-cell>
          <table:table-cell table:style-name="ce65" office:value-type="float" office:value="12.8" calcext:value-type="float">
            <text:p>12.8</text:p>
          </table:table-cell>
          <table:table-cell table:style-name="ce65" table:formula="of:=[.O14]^2/32" office:value-type="float" office:value="5.12" calcext:value-type="float">
            <text:p>5.12</text:p>
          </table:table-cell>
          <table:table-cell table:style-name="ce82" table:number-columns-repeated="2"/>
          <table:table-cell table:style-name="ce61" office:value-type="string" calcext:value-type="string">
            <text:p>ac</text:p>
          </table:table-cell>
          <table:table-cell table:style-name="ce65" office:value-type="float" office:value="258.78125" calcext:value-type="float">
            <text:p>258.7812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58.78125" calcext:value-type="float">
            <text:p>258.78125</text:p>
          </table:table-cell>
          <table:table-cell table:style-name="ce65" office:value-type="float" office:value="5.01339974" calcext:value-type="float">
            <text:p>5.01339974</text:p>
          </table:table-cell>
          <table:table-cell table:style-name="ce65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2" table:number-columns-repeated="8"/>
          <table:table-cell table:style-name="ce61" office:value-type="string" calcext:value-type="string">
            <text:p>abc</text:p>
          </table:table-cell>
          <table:table-cell table:style-name="ce65" office:value-type="float" office:value="-21.2" calcext:value-type="float">
            <text:p>-21.2</text:p>
          </table:table-cell>
          <table:table-cell table:style-name="ce65" office:value-type="float" office:value="-9.6" calcext:value-type="float">
            <text:p>-9.6</text:p>
          </table:table-cell>
          <table:table-cell table:style-name="ce65" office:value-type="float" office:value="-39.5" calcext:value-type="float">
            <text:p>-39.5</text:p>
          </table:table-cell>
          <table:table-cell table:style-name="ce65" office:value-type="float" office:value="-56.2" calcext:value-type="float">
            <text:p>-56.2</text:p>
          </table:table-cell>
          <table:table-cell table:style-name="ce65" table:formula="of:=[.O15]^2/32" office:value-type="float" office:value="98.70125" calcext:value-type="float">
            <text:p>98.70125</text:p>
          </table:table-cell>
          <table:table-cell table:style-name="ce82" table:number-columns-repeated="2"/>
          <table:table-cell table:style-name="ce61" office:value-type="string" calcext:value-type="string">
            <text:p>bc</text:p>
          </table:table-cell>
          <table:table-cell table:style-name="ce65" office:value-type="float" office:value="5.12" calcext:value-type="float">
            <text:p>5.1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5.12" calcext:value-type="float">
            <text:p>5.12</text:p>
          </table:table-cell>
          <table:table-cell table:style-name="ce65" office:value-type="float" office:value="0.099190365" calcext:value-type="float">
            <text:p>0.099190365</text:p>
          </table:table-cell>
          <table:table-cell table:style-name="ce65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24">
          <table:table-cell table:number-columns-repeated="2"/>
          <table:table-cell table:style-name="ce83"/>
          <table:table-cell table:style-name="ce88"/>
          <table:table-cell table:style-name="ce91" office:value-type="string" calcext:value-type="string">
            <text:p><text:s text:c="45"/>Taking Deviation y = 49.3</text:p>
          </table:table-cell>
          <table:table-cell table:style-name="ce88" table:number-columns-repeated="3"/>
          <table:table-cell table:style-name="ce95"/>
          <table:table-cell table:style-name="ce82" table:number-columns-repeated="9"/>
          <table:table-cell table:style-name="ce61" office:value-type="string" calcext:value-type="string">
            <text:p>abc</text:p>
          </table:table-cell>
          <table:table-cell table:style-name="ce65" office:value-type="float" office:value="98.70125" calcext:value-type="float">
            <text:p>98.7012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8.70125" calcext:value-type="float">
            <text:p>98.70125</text:p>
          </table:table-cell>
          <table:table-cell table:style-name="ce65" office:value-type="float" office:value="1.912150981" calcext:value-type="float">
            <text:p>1.912150981</text:p>
          </table:table-cell>
          <table:table-cell table:style-name="ce65" office:value-type="float" office:value="4.33" calcext:value-type="float">
            <text:p>4.33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Treatments</text:p>
          </table:table-cell>
          <table:table-cell table:style-name="ce81" office:value-type="string" calcext:value-type="string">
            <text:p>i</text:p>
          </table:table-cell>
          <table:table-cell table:style-name="ce81" office:value-type="string" calcext:value-type="string">
            <text:p>ii</text:p>
          </table:table-cell>
          <table:table-cell table:style-name="ce81" office:value-type="string" calcext:value-type="string">
            <text:p>iii</text:p>
          </table:table-cell>
          <table:table-cell table:style-name="ce81" office:value-type="string" calcext:value-type="string">
            <text:p>iv</text:p>
          </table:table-cell>
          <table:table-cell table:style-name="ce81" office:value-type="string" calcext:value-type="string">
            <text:p>Treatments(T)</text:p>
          </table:table-cell>
          <table:table-cell table:style-name="ce81" office:value-type="string" calcext:value-type="string">
            <text:p>T<text:span text:style-name="T27">2</text:span></text:p>
          </table:table-cell>
          <table:table-cell table:style-name="ce82" table:number-columns-repeated="5"/>
          <table:table-cell table:style-name="ce101"/>
          <table:table-cell table:style-name="ce82" table:number-columns-repeated="3"/>
          <table:table-cell table:style-name="ce104" office:value-type="string" calcext:value-type="string">
            <text:p>Error</text:p>
          </table:table-cell>
          <table:table-cell table:style-name="ce107" office:value-type="float" office:value="1083.97625" calcext:value-type="float">
            <text:p>1083.97625</text:p>
          </table:table-cell>
          <table:table-cell table:style-name="ce110" office:value-type="float" office:value="21" calcext:value-type="float">
            <text:p>21</text:p>
          </table:table-cell>
          <table:table-cell table:style-name="ce111" office:value-type="float" office:value="51.61791667" calcext:value-type="float">
            <text:p>51.61791667</text:p>
          </table:table-cell>
          <table:table-cell table:style-name="ce112" table:number-columns-repeated="2"/>
          <table:table-cell table:number-columns-repeated="16360"/>
        </table:table-row>
        <table:table-row table:style-name="ro25">
          <table:table-cell table:number-columns-repeated="2"/>
          <table:table-cell table:style-name="ce81"/>
          <table:table-cell table:style-name="ce87" table:number-columns-repeated="6"/>
          <table:table-cell table:style-name="ce82" table:number-columns-repeated="9"/>
          <table:table-cell table:style-name="ce104" office:value-type="string" calcext:value-type="string">
            <text:p>Total</text:p>
          </table:table-cell>
          <table:table-cell table:style-name="ce108" office:value-type="float" office:value="1869.62875" calcext:value-type="float">
            <text:p>1869.62875</text:p>
          </table:table-cell>
          <table:table-cell table:style-name="ce100" office:value-type="float" office:value="31" calcext:value-type="float">
            <text:p>31</text:p>
          </table:table-cell>
          <table:table-cell table:style-name="ce112" table:number-columns-repeated="3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float" office:value="1" calcext:value-type="float">
            <text:p>1</text:p>
          </table:table-cell>
          <table:table-cell table:style-name="ce87" table:formula="of:=49.3-[.D6]" office:value-type="float" office:value="2.09999999999999" calcext:value-type="float">
            <text:p>2.09999999999999</text:p>
          </table:table-cell>
          <table:table-cell table:style-name="ce87" table:formula="of:=49.3-[.E6]" office:value-type="float" office:value="-1.90000000000001" calcext:value-type="float">
            <text:p>-1.90000000000001</text:p>
          </table:table-cell>
          <table:table-cell table:style-name="ce87" table:formula="of:=49.3-[.F6]" office:value-type="float" office:value="-1.8" calcext:value-type="float">
            <text:p>-1.8</text:p>
          </table:table-cell>
          <table:table-cell table:style-name="ce87" table:formula="of:=49.3-[.G6]" office:value-type="float" office:value="6.09999999999999" calcext:value-type="float">
            <text:p>6.09999999999999</text:p>
          </table:table-cell>
          <table:table-cell table:style-name="ce87" table:formula="of:=ROUND(SUM([.D19:.G19]);4)" office:value-type="float" office:value="4.5" calcext:value-type="float">
            <text:p>4.5</text:p>
          </table:table-cell>
          <table:table-cell table:style-name="ce87" table:formula="of:=[.H19]^2" office:value-type="float" office:value="20.25" calcext:value-type="float">
            <text:p>20.25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</text:p>
          </table:table-cell>
          <table:table-cell table:style-name="ce87" table:formula="of:=49.3-[.D7]" office:value-type="float" office:value="4.59999999999999" calcext:value-type="float">
            <text:p>4.59999999999999</text:p>
          </table:table-cell>
          <table:table-cell table:style-name="ce87" table:formula="of:=49.3-[.E7]" office:value-type="float" office:value="-11" calcext:value-type="float">
            <text:p>-11</text:p>
          </table:table-cell>
          <table:table-cell table:style-name="ce87" table:formula="of:=49.3-[.F7]" office:value-type="float" office:value="-20.9" calcext:value-type="float">
            <text:p>-20.9</text:p>
          </table:table-cell>
          <table:table-cell table:style-name="ce87" table:formula="of:=49.3-[.G7]" office:value-type="float" office:value="-11.9" calcext:value-type="float">
            <text:p>-11.9</text:p>
          </table:table-cell>
          <table:table-cell table:style-name="ce87" table:formula="of:=ROUND(SUM([.D20:.G20]);4)" office:value-type="float" office:value="-39.2" calcext:value-type="float">
            <text:p>-39.2</text:p>
          </table:table-cell>
          <table:table-cell table:style-name="ce87" table:formula="of:=[.H20]^2" office:value-type="float" office:value="1536.64" calcext:value-type="float">
            <text:p>1536.64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b</text:p>
          </table:table-cell>
          <table:table-cell table:style-name="ce87" table:formula="of:=49.3-[.D8]" office:value-type="float" office:value="4" calcext:value-type="float">
            <text:p>4</text:p>
          </table:table-cell>
          <table:table-cell table:style-name="ce87" table:formula="of:=49.3-[.E8]" office:value-type="float" office:value="-6.5" calcext:value-type="float">
            <text:p>-6.5</text:p>
          </table:table-cell>
          <table:table-cell table:style-name="ce87" table:formula="of:=49.3-[.F8]" office:value-type="float" office:value="-8" calcext:value-type="float">
            <text:p>-8</text:p>
          </table:table-cell>
          <table:table-cell table:style-name="ce87" table:formula="of:=49.3-[.G8]" office:value-type="float" office:value="-2.8" calcext:value-type="float">
            <text:p>-2.8</text:p>
          </table:table-cell>
          <table:table-cell table:style-name="ce87" table:formula="of:=ROUND(SUM([.D21:.G21]);4)" office:value-type="float" office:value="-13.3" calcext:value-type="float">
            <text:p>-13.3</text:p>
          </table:table-cell>
          <table:table-cell table:style-name="ce87" table:formula="of:=[.H21]^2" office:value-type="float" office:value="176.89" calcext:value-type="float">
            <text:p>176.89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b</text:p>
          </table:table-cell>
          <table:table-cell table:style-name="ce87" table:formula="of:=49.3-[.D9]" office:value-type="float" office:value="-13.4" calcext:value-type="float">
            <text:p>-13.4</text:p>
          </table:table-cell>
          <table:table-cell table:style-name="ce87" table:formula="of:=49.3-[.E9]" office:value-type="float" office:value="-0.900000000000006" calcext:value-type="float">
            <text:p>-0.900000000000006</text:p>
          </table:table-cell>
          <table:table-cell table:style-name="ce87" table:formula="of:=49.3-[.F9]" office:value-type="float" office:value="-6" calcext:value-type="float">
            <text:p>-6</text:p>
          </table:table-cell>
          <table:table-cell table:style-name="ce87" table:formula="of:=49.3-[.G9]" office:value-type="float" office:value="-20" calcext:value-type="float">
            <text:p>-20</text:p>
          </table:table-cell>
          <table:table-cell table:style-name="ce87" table:formula="of:=ROUND(SUM([.D22:.G22]);4)" office:value-type="float" office:value="-40.3" calcext:value-type="float">
            <text:p>-40.3</text:p>
          </table:table-cell>
          <table:table-cell table:style-name="ce87" table:formula="of:=[.H22]^2" office:value-type="float" office:value="1624.09" calcext:value-type="float">
            <text:p>1624.09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c</text:p>
          </table:table-cell>
          <table:table-cell table:style-name="ce87" table:formula="of:=49.3-[.D10]" office:value-type="float" office:value="-14.1" calcext:value-type="float">
            <text:p>-14.1</text:p>
          </table:table-cell>
          <table:table-cell table:style-name="ce87" table:formula="of:=49.3-[.E10]" office:value-type="float" office:value="-7.3" calcext:value-type="float">
            <text:p>-7.3</text:p>
          </table:table-cell>
          <table:table-cell table:style-name="ce87" table:formula="of:=49.3-[.F10]" office:value-type="float" office:value="-13.9" calcext:value-type="float">
            <text:p>-13.9</text:p>
          </table:table-cell>
          <table:table-cell table:style-name="ce87" table:formula="of:=49.3-[.G10]" office:value-type="float" office:value="7" calcext:value-type="float">
            <text:p>7</text:p>
          </table:table-cell>
          <table:table-cell table:style-name="ce87" table:formula="of:=ROUND(SUM([.D23:.G23]);4)" office:value-type="float" office:value="-28.3" calcext:value-type="float">
            <text:p>-28.3</text:p>
          </table:table-cell>
          <table:table-cell table:style-name="ce87" table:formula="of:=[.H23]^2" office:value-type="float" office:value="800.89" calcext:value-type="float">
            <text:p>800.89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c</text:p>
          </table:table-cell>
          <table:table-cell table:style-name="ce87" table:formula="of:=49.3-[.D11]" office:value-type="float" office:value="4" calcext:value-type="float">
            <text:p>4</text:p>
          </table:table-cell>
          <table:table-cell table:style-name="ce87" table:formula="of:=49.3-[.E11]" office:value-type="float" office:value="-3" calcext:value-type="float">
            <text:p>-3</text:p>
          </table:table-cell>
          <table:table-cell table:style-name="ce87" table:formula="of:=49.3-[.F11]" office:value-type="float" office:value="-10.5" calcext:value-type="float">
            <text:p>-10.5</text:p>
          </table:table-cell>
          <table:table-cell table:style-name="ce87" table:formula="of:=49.3-[.G11]" office:value-type="float" office:value="11.1" calcext:value-type="float">
            <text:p>11.1</text:p>
          </table:table-cell>
          <table:table-cell table:style-name="ce87" table:formula="of:=ROUND(SUM([.D24:.G24]);4)" office:value-type="float" office:value="1.6" calcext:value-type="float">
            <text:p>1.6</text:p>
          </table:table-cell>
          <table:table-cell table:style-name="ce87" table:formula="of:=[.H24]^2" office:value-type="float" office:value="2.56" calcext:value-type="float">
            <text:p>2.56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bc</text:p>
          </table:table-cell>
          <table:table-cell table:style-name="ce87" table:formula="of:=49.3-[.D12]" office:value-type="float" office:value="-8.3" calcext:value-type="float">
            <text:p>-8.3</text:p>
          </table:table-cell>
          <table:table-cell table:style-name="ce87" table:formula="of:=49.3-[.E12]" office:value-type="float" office:value="1.59999999999999" calcext:value-type="float">
            <text:p>1.59999999999999</text:p>
          </table:table-cell>
          <table:table-cell table:style-name="ce87" table:formula="of:=49.3-[.F12]" office:value-type="float" office:value="-5.90000000000001" calcext:value-type="float">
            <text:p>-5.90000000000001</text:p>
          </table:table-cell>
          <table:table-cell table:style-name="ce87" table:formula="of:=49.3-[.G12]" office:value-type="float" office:value="1" calcext:value-type="float">
            <text:p>1</text:p>
          </table:table-cell>
          <table:table-cell table:style-name="ce87" table:formula="of:=ROUND(SUM([.D25:.G25]);4)" office:value-type="float" office:value="-11.6" calcext:value-type="float">
            <text:p>-11.6</text:p>
          </table:table-cell>
          <table:table-cell table:style-name="ce87" table:formula="of:=[.H25]^2" office:value-type="float" office:value="134.56" calcext:value-type="float">
            <text:p>134.56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abc</text:p>
          </table:table-cell>
          <table:table-cell table:style-name="ce87" table:formula="of:=49.3-[.D13]" office:value-type="float" office:value="0" calcext:value-type="float">
            <text:p>0</text:p>
          </table:table-cell>
          <table:table-cell table:style-name="ce87" table:formula="of:=49.3-[.E13]" office:value-type="float" office:value="-10.5" calcext:value-type="float">
            <text:p>-10.5</text:p>
          </table:table-cell>
          <table:table-cell table:style-name="ce87" table:formula="of:=49.3-[.F13]" office:value-type="float" office:value="-7.5" calcext:value-type="float">
            <text:p>-7.5</text:p>
          </table:table-cell>
          <table:table-cell table:style-name="ce87" table:formula="of:=49.3-[.G13]" office:value-type="float" office:value="-3.2" calcext:value-type="float">
            <text:p>-3.2</text:p>
          </table:table-cell>
          <table:table-cell table:style-name="ce87" table:formula="of:=ROUND(SUM([.D26:.G26]);4)" office:value-type="float" office:value="-21.2" calcext:value-type="float">
            <text:p>-21.2</text:p>
          </table:table-cell>
          <table:table-cell table:style-name="ce87" table:formula="of:=[.H26]^2" office:value-type="float" office:value="449.44" calcext:value-type="float">
            <text:p>449.44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4"/>
          <table:table-cell table:style-name="ce89" table:number-columns-repeated="6"/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Blocks(B)</text:p>
          </table:table-cell>
          <table:table-cell table:style-name="ce87" table:formula="of:=SUM([.D19:.D26])" office:value-type="float" office:value="-21.1" calcext:value-type="float">
            <text:p>-21.1</text:p>
          </table:table-cell>
          <table:table-cell table:style-name="ce87" table:formula="of:=SUM([.E19:.E26])" office:value-type="float" office:value="-39.5" calcext:value-type="float">
            <text:p>-39.5</text:p>
          </table:table-cell>
          <table:table-cell table:style-name="ce87" table:formula="of:=SUM([.F19:.F26])" office:value-type="float" office:value="-74.5" calcext:value-type="float">
            <text:p>-74.5</text:p>
          </table:table-cell>
          <table:table-cell table:style-name="ce87" table:formula="of:=SUM([.G19:.G26])" office:value-type="float" office:value="-12.7" calcext:value-type="float">
            <text:p>-12.7</text:p>
          </table:table-cell>
          <table:table-cell table:style-name="ce87" table:formula="of:=SUM([.H19:.H26])" office:value-type="float" office:value="-147.8" calcext:value-type="float">
            <text:p>-147.8</text:p>
          </table:table-cell>
          <table:table-cell table:style-name="ce87" table:formula="of:=SUM([.I19:.I26])" office:value-type="float" office:value="4745.32" calcext:value-type="float">
            <text:p>4745.32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81" office:value-type="string" calcext:value-type="string">
            <text:p>B<text:span text:style-name="T27">2</text:span></text:p>
          </table:table-cell>
          <table:table-cell table:style-name="ce89" table:formula="of:=[.D28]^2" office:value-type="float" office:value="445.210000000001" calcext:value-type="float">
            <text:p>445.210000000001</text:p>
          </table:table-cell>
          <table:table-cell table:style-name="ce89" table:formula="of:=[.E28]^2" office:value-type="float" office:value="1560.25" calcext:value-type="float">
            <text:p>1560.25</text:p>
          </table:table-cell>
          <table:table-cell table:style-name="ce89" table:formula="of:=[.F28]^2" office:value-type="float" office:value="5550.25000000001" calcext:value-type="float">
            <text:p>5550.25000000001</text:p>
          </table:table-cell>
          <table:table-cell table:style-name="ce89" table:formula="of:=[.G28]^2" office:value-type="float" office:value="161.290000000001" calcext:value-type="float">
            <text:p>161.290000000001</text:p>
          </table:table-cell>
          <table:table-cell table:style-name="ce89" table:number-columns-repeated="2"/>
          <table:table-cell table:style-name="ce82" table:number-columns-repeated="15"/>
          <table:table-cell table:number-columns-repeated="16360"/>
        </table:table-row>
        <table:table-row table:style-name="ro1" table:number-rows-repeated="2">
          <table:table-cell table:number-columns-repeated="2"/>
          <table:table-cell table:style-name="ce82" table:number-columns-repeated="22"/>
          <table:table-cell table:number-columns-repeated="16360"/>
        </table:table-row>
        <table:table-row table:style-name="ro11">
          <table:table-cell table:number-columns-repeated="2"/>
          <table:table-cell table:style-name="ce61" office:value-type="string" calcext:value-type="string">
            <text:p>y</text:p>
          </table:table-cell>
          <table:table-cell table:style-name="ce61" office:value-type="string" calcext:value-type="string">
            <text:p>y<text:span text:style-name="T23">2</text:span></text:p>
          </table:table-cell>
          <table:table-cell table:style-name="ce64"/>
          <table:table-cell table:style-name="ce61" office:value-type="string" calcext:value-type="string">
            <text:p>y</text:p>
          </table:table-cell>
          <table:table-cell table:style-name="ce61" office:value-type="string" calcext:value-type="string">
            <text:p>y<text:span text:style-name="T23">2</text:span></text:p>
          </table:table-cell>
          <table:table-cell table:style-name="ce92" office:value-type="string" calcext:value-type="string">
            <text:p>Grand Total</text:p>
          </table:table-cell>
          <table:table-cell table:style-name="ce96" office:value-type="float" office:value="-147" calcext:value-type="float">
            <text:p>-147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2.09999999999999" calcext:value-type="float">
            <text:p>2.09999999999999</text:p>
          </table:table-cell>
          <table:table-cell table:style-name="ce65" table:formula="of:=[.C33]^2" office:value-type="float" office:value="4.40999999999998" calcext:value-type="float">
            <text:p>4.40999999999998</text:p>
          </table:table-cell>
          <table:table-cell table:style-name="ce82"/>
          <table:table-cell table:style-name="ce65" office:value-type="float" office:value="-1.8" calcext:value-type="float">
            <text:p>-1.8</text:p>
          </table:table-cell>
          <table:table-cell table:style-name="ce65" table:formula="of:=[.F33]^2" office:value-type="float" office:value="3.24000000000002" calcext:value-type="float">
            <text:p>3.24000000000002</text:p>
          </table:table-cell>
          <table:table-cell table:style-name="ce93" office:value-type="string" calcext:value-type="string">
            <text:p>Raw SS</text:p>
          </table:table-cell>
          <table:table-cell table:style-name="ce97" office:value-type="float" office:value="2552.28" calcext:value-type="float">
            <text:p>2552.28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4.59999999999999" calcext:value-type="float">
            <text:p>4.59999999999999</text:p>
          </table:table-cell>
          <table:table-cell table:style-name="ce65" table:formula="of:=[.C34]^2" office:value-type="float" office:value="21.1599999999999" calcext:value-type="float">
            <text:p>21.1599999999999</text:p>
          </table:table-cell>
          <table:table-cell table:style-name="ce82"/>
          <table:table-cell table:style-name="ce65" office:value-type="float" office:value="-20.9" calcext:value-type="float">
            <text:p>-20.9</text:p>
          </table:table-cell>
          <table:table-cell table:style-name="ce65" table:formula="of:=[.F34]^2" office:value-type="float" office:value="436.81" calcext:value-type="float">
            <text:p>436.81</text:p>
          </table:table-cell>
          <table:table-cell table:style-name="ce93" office:value-type="string" calcext:value-type="string">
            <text:p>CF</text:p>
          </table:table-cell>
          <table:table-cell table:style-name="ce97" office:value-type="float" office:value="682.65125" calcext:value-type="float">
            <text:p>682.65125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65" table:formula="of:=[.C35]^2" office:value-type="float" office:value="16" calcext:value-type="float">
            <text:p>16</text:p>
          </table:table-cell>
          <table:table-cell table:style-name="ce82"/>
          <table:table-cell table:style-name="ce65" office:value-type="float" office:value="-8" calcext:value-type="float">
            <text:p>-8</text:p>
          </table:table-cell>
          <table:table-cell table:style-name="ce65" table:formula="of:=[.F35]^2" office:value-type="float" office:value="64" calcext:value-type="float">
            <text:p>64</text:p>
          </table:table-cell>
          <table:table-cell table:style-name="ce93" office:value-type="string" calcext:value-type="string">
            <text:p>Total SS</text:p>
          </table:table-cell>
          <table:table-cell table:style-name="ce97" office:value-type="float" office:value="1869.62875" calcext:value-type="float">
            <text:p>1869.62875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13.4" calcext:value-type="float">
            <text:p>-13.4</text:p>
          </table:table-cell>
          <table:table-cell table:style-name="ce65" table:formula="of:=[.C36]^2" office:value-type="float" office:value="179.56" calcext:value-type="float">
            <text:p>179.56</text:p>
          </table:table-cell>
          <table:table-cell table:style-name="ce82"/>
          <table:table-cell table:style-name="ce65" office:value-type="float" office:value="-6" calcext:value-type="float">
            <text:p>-6</text:p>
          </table:table-cell>
          <table:table-cell table:style-name="ce65" table:formula="of:=[.F36]^2" office:value-type="float" office:value="36" calcext:value-type="float">
            <text:p>36</text:p>
          </table:table-cell>
          <table:table-cell table:style-name="ce93" office:value-type="string" calcext:value-type="string">
            <text:p>SSB</text:p>
          </table:table-cell>
          <table:table-cell table:style-name="ce97" office:value-type="float" office:value="281.97375" calcext:value-type="float">
            <text:p>281.97375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14.1" calcext:value-type="float">
            <text:p>-14.1</text:p>
          </table:table-cell>
          <table:table-cell table:style-name="ce65" table:formula="of:=[.C37]^2" office:value-type="float" office:value="198.81" calcext:value-type="float">
            <text:p>198.81</text:p>
          </table:table-cell>
          <table:table-cell table:style-name="ce82"/>
          <table:table-cell table:style-name="ce65" office:value-type="float" office:value="-13.9" calcext:value-type="float">
            <text:p>-13.9</text:p>
          </table:table-cell>
          <table:table-cell table:style-name="ce65" table:formula="of:=[.F37]^2" office:value-type="float" office:value="193.21" calcext:value-type="float">
            <text:p>193.21</text:p>
          </table:table-cell>
          <table:table-cell table:style-name="ce93" office:value-type="string" calcext:value-type="string">
            <text:p>SST</text:p>
          </table:table-cell>
          <table:table-cell table:style-name="ce97" office:value-type="float" office:value="503.67875" calcext:value-type="float">
            <text:p>503.67875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65" table:formula="of:=[.C38]^2" office:value-type="float" office:value="16" calcext:value-type="float">
            <text:p>16</text:p>
          </table:table-cell>
          <table:table-cell table:style-name="ce82"/>
          <table:table-cell table:style-name="ce65" office:value-type="float" office:value="-10.5" calcext:value-type="float">
            <text:p>-10.5</text:p>
          </table:table-cell>
          <table:table-cell table:style-name="ce65" table:formula="of:=[.F38]^2" office:value-type="float" office:value="110.25" calcext:value-type="float">
            <text:p>110.25</text:p>
          </table:table-cell>
          <table:table-cell table:style-name="ce94" office:value-type="string" calcext:value-type="string">
            <text:p>SSE</text:p>
          </table:table-cell>
          <table:table-cell table:style-name="ce98" office:value-type="float" office:value="1083.97635" calcext:value-type="float">
            <text:p>1083.97635</text:p>
          </table:table-cell>
          <table:table-cell table:style-name="ce82" table:number-columns-repeated="15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8.3" calcext:value-type="float">
            <text:p>-8.3</text:p>
          </table:table-cell>
          <table:table-cell table:style-name="ce65" table:formula="of:=[.C39]^2" office:value-type="float" office:value="68.8900000000001" calcext:value-type="float">
            <text:p>68.8900000000001</text:p>
          </table:table-cell>
          <table:table-cell table:style-name="ce82"/>
          <table:table-cell table:style-name="ce65" office:value-type="float" office:value="-5.90000000000001" calcext:value-type="float">
            <text:p>-5.90000000000001</text:p>
          </table:table-cell>
          <table:table-cell table:style-name="ce65" table:formula="of:=[.F39]^2" office:value-type="float" office:value="34.8100000000001" calcext:value-type="float">
            <text:p>34.8100000000001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0" calcext:value-type="float">
            <text:p>0</text:p>
          </table:table-cell>
          <table:table-cell table:style-name="ce65" table:formula="of:=[.C40]^2" office:value-type="float" office:value="0" calcext:value-type="float">
            <text:p>0</text:p>
          </table:table-cell>
          <table:table-cell table:style-name="ce82"/>
          <table:table-cell table:style-name="ce65" office:value-type="float" office:value="-7.5" calcext:value-type="float">
            <text:p>-7.5</text:p>
          </table:table-cell>
          <table:table-cell table:style-name="ce65" table:formula="of:=[.F40]^2" office:value-type="float" office:value="56.25" calcext:value-type="float">
            <text:p>56.25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1.90000000000001" calcext:value-type="float">
            <text:p>-1.90000000000001</text:p>
          </table:table-cell>
          <table:table-cell table:style-name="ce65" table:formula="of:=[.C41]^2" office:value-type="float" office:value="3.61000000000002" calcext:value-type="float">
            <text:p>3.61000000000002</text:p>
          </table:table-cell>
          <table:table-cell table:style-name="ce82"/>
          <table:table-cell table:style-name="ce65" office:value-type="float" office:value="6.09999999999999" calcext:value-type="float">
            <text:p>6.09999999999999</text:p>
          </table:table-cell>
          <table:table-cell table:style-name="ce65" table:formula="of:=[.F41]^2" office:value-type="float" office:value="37.2099999999999" calcext:value-type="float">
            <text:p>37.2099999999999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11" calcext:value-type="float">
            <text:p>-11</text:p>
          </table:table-cell>
          <table:table-cell table:style-name="ce65" table:formula="of:=[.C42]^2" office:value-type="float" office:value="121" calcext:value-type="float">
            <text:p>121</text:p>
          </table:table-cell>
          <table:table-cell table:style-name="ce82"/>
          <table:table-cell table:style-name="ce65" office:value-type="float" office:value="-11.9" calcext:value-type="float">
            <text:p>-11.9</text:p>
          </table:table-cell>
          <table:table-cell table:style-name="ce65" table:formula="of:=[.F42]^2" office:value-type="float" office:value="141.61" calcext:value-type="float">
            <text:p>141.61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6.5" calcext:value-type="float">
            <text:p>-6.5</text:p>
          </table:table-cell>
          <table:table-cell table:style-name="ce65" table:formula="of:=[.C43]^2" office:value-type="float" office:value="42.25" calcext:value-type="float">
            <text:p>42.25</text:p>
          </table:table-cell>
          <table:table-cell table:style-name="ce82"/>
          <table:table-cell table:style-name="ce65" office:value-type="float" office:value="-2.8" calcext:value-type="float">
            <text:p>-2.8</text:p>
          </table:table-cell>
          <table:table-cell table:style-name="ce65" table:formula="of:=[.F43]^2" office:value-type="float" office:value="7.84000000000002" calcext:value-type="float">
            <text:p>7.84000000000002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0.900000000000006" calcext:value-type="float">
            <text:p>-0.900000000000006</text:p>
          </table:table-cell>
          <table:table-cell table:style-name="ce65" table:formula="of:=[.C44]^2" office:value-type="float" office:value="0.81000000000001" calcext:value-type="float">
            <text:p>0.81000000000001</text:p>
          </table:table-cell>
          <table:table-cell table:style-name="ce82"/>
          <table:table-cell table:style-name="ce65" office:value-type="float" office:value="-20" calcext:value-type="float">
            <text:p>-20</text:p>
          </table:table-cell>
          <table:table-cell table:style-name="ce65" table:formula="of:=[.F44]^2" office:value-type="float" office:value="400" calcext:value-type="float">
            <text:p>400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7.3" calcext:value-type="float">
            <text:p>-7.3</text:p>
          </table:table-cell>
          <table:table-cell table:style-name="ce65" table:formula="of:=[.C45]^2" office:value-type="float" office:value="53.2900000000001" calcext:value-type="float">
            <text:p>53.2900000000001</text:p>
          </table:table-cell>
          <table:table-cell table:style-name="ce82"/>
          <table:table-cell table:style-name="ce65" office:value-type="float" office:value="7" calcext:value-type="float">
            <text:p>7</text:p>
          </table:table-cell>
          <table:table-cell table:style-name="ce65" table:formula="of:=[.F45]^2" office:value-type="float" office:value="49" calcext:value-type="float">
            <text:p>49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3" calcext:value-type="float">
            <text:p>-3</text:p>
          </table:table-cell>
          <table:table-cell table:style-name="ce65" table:formula="of:=[.C46]^2" office:value-type="float" office:value="9" calcext:value-type="float">
            <text:p>9</text:p>
          </table:table-cell>
          <table:table-cell table:style-name="ce82"/>
          <table:table-cell table:style-name="ce65" office:value-type="float" office:value="11.1" calcext:value-type="float">
            <text:p>11.1</text:p>
          </table:table-cell>
          <table:table-cell table:style-name="ce65" table:formula="of:=[.F46]^2" office:value-type="float" office:value="123.21" calcext:value-type="float">
            <text:p>123.21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1.59999999999999" calcext:value-type="float">
            <text:p>1.59999999999999</text:p>
          </table:table-cell>
          <table:table-cell table:style-name="ce65" table:formula="of:=[.C47]^2" office:value-type="float" office:value="2.55999999999998" calcext:value-type="float">
            <text:p>2.55999999999998</text:p>
          </table:table-cell>
          <table:table-cell table:style-name="ce82"/>
          <table:table-cell table:style-name="ce65" office:value-type="float" office:value="1" calcext:value-type="float">
            <text:p>1</text:p>
          </table:table-cell>
          <table:table-cell table:style-name="ce65" table:formula="of:=[.F47]^2" office:value-type="float" office:value="1" calcext:value-type="float">
            <text:p>1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65" office:value-type="float" office:value="-10.5" calcext:value-type="float">
            <text:p>-10.5</text:p>
          </table:table-cell>
          <table:table-cell table:style-name="ce65" table:formula="of:=[.C48]^2" office:value-type="float" office:value="110.25" calcext:value-type="float">
            <text:p>110.25</text:p>
          </table:table-cell>
          <table:table-cell table:style-name="ce82"/>
          <table:table-cell table:style-name="ce65" office:value-type="float" office:value="-3.2" calcext:value-type="float">
            <text:p>-3.2</text:p>
          </table:table-cell>
          <table:table-cell table:style-name="ce65" table:formula="of:=[.F48]^2" office:value-type="float" office:value="10.24" calcext:value-type="float">
            <text:p>10.24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85" office:value-type="string" calcext:value-type="string">
            <text:p>Total</text:p>
          </table:table-cell>
          <table:table-cell table:style-name="ce85" table:formula="of:=SUM([.D33:.D48])" office:value-type="float" office:value="847.6" calcext:value-type="float">
            <text:p>847.6</text:p>
          </table:table-cell>
          <table:table-cell table:style-name="ce64"/>
          <table:table-cell table:style-name="ce85" office:value-type="string" calcext:value-type="string">
            <text:p>Total</text:p>
          </table:table-cell>
          <table:table-cell table:style-name="ce85" table:formula="of:=SUM([.G33:.G48])" office:value-type="float" office:value="1704.68" calcext:value-type="float">
            <text:p>1704.68</text:p>
          </table:table-cell>
          <table:table-cell table:style-name="ce82" table:number-columns-repeated="17"/>
          <table:table-cell table:number-columns-repeated="16360"/>
        </table:table-row>
        <table:table-row table:style-name="ro1">
          <table:table-cell table:number-columns-repeated="2"/>
          <table:table-cell table:style-name="ce86"/>
          <table:table-cell table:style-name="ce90"/>
          <table:table-cell table:style-name="ce90" table:formula="of:=[.D49]+[.G49]" office:value-type="float" office:value="2552.28" calcext:value-type="float">
            <text:p>2552.28</text:p>
          </table:table-cell>
          <table:table-cell table:style-name="ce90"/>
          <table:table-cell table:style-name="ce70"/>
          <table:table-cell table:style-name="ce82" table:number-columns-repeated="17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ce82" table:number-columns-repeated="22"/>
          <table:table-cell table:number-columns-repeated="16360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" style:display-name="PageStyle_exp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2" style:display-name="PageStyle_exp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4" style:display-name="PageStyle_exp4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3" style:display-name="PageStyle_exp3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5" style:display-name="PageStyle_exp5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8" style:display-name="PageStyle_exp8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9" style:display-name="PageStyle_exp9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7" style:display-name="PageStyle_exp7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10" style:display-name="PageStyle_exp10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6" style:display-name="PageStyle_exp6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11" style:display-name="PageStyle_exp1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ctor RK</meta:initial-creator>
    <meta:editing-cycles>12</meta:editing-cycles>
    <meta:print-date>2025-04-22T14:40:59</meta:print-date>
    <meta:creation-date>2025-04-22T16:40:02</meta:creation-date>
    <dc:date>2025-04-23T20:01:00.110084000</dc:date>
    <dc:language>en-US</dc:language>
    <meta:editing-duration>PT59M14S</meta:editing-duration>
    <meta:generator>LibreOffice/25.2.2.2$Windows_X86_64 LibreOffice_project/7370d4be9e3cf6031a51beef54ff3bda878e3fac</meta:generator>
    <meta:document-statistic meta:table-count="11" meta:cell-count="1289" meta:object-count="0"/>
    <meta:user-defined meta:name="AppVersion">12.0000</meta:user-defined>
  </office:meta>
</office:document-meta>
</file>